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2.827cm" style:use-optimal-column-width="true"/>
    </style:style>
    <style:style style:name="co3" style:family="table-column">
      <style:table-column-properties fo:break-before="auto" style:column-width="15.409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us_route_id</text:p>
          </table:table-cell>
          <table:table-cell office:value-type="string" table:style-name="ce1">
            <text:p>bus_name</text:p>
          </table:table-cell>
          <table:table-cell office:value-type="string" table:style-name="ce1">
            <text:p>bus_rout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Achim Paribahan Bus Route (আছিম পরিবহন)</text:p>
          </table:table-cell>
          <table:table-cell office:value-type="string" table:style-name="ce2">
            <text:p>Gabtoli ⇄ Technical ⇄ Ansar Camp ⇄ Mirpur 1 ⇄ Sony Cinema Hall ⇄ Mirpur 2 ⇄ Mirpur 10 ⇄ Mirpur 11 ⇄ Purobi ⇄ Kalshi ⇄ ECB Square ⇄ MES ⇄ Shewra ⇄ Kuril Bishwa Road ⇄ Jamuna Future Park ⇄ Bashundhara ⇄ Nadda ⇄ Notun Bazar ⇄ Bashtola ⇄ Shahjadpur ⇄ Uttar Badda ⇄ Badda – Madhya Badda ⇄ Merul ⇄ Rampura Bridge ⇄ Banasree ⇄ Demra Staff Quarte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Active Paribahan Bus Route (এক্টিভ পরিবহন)</text:p>
          </table:table-cell>
          <table:table-cell office:value-type="string" table:style-name="ce2">
            <text:p>Shia Masjid ⇄ Adabor ⇄ Shyamoli ⇄ Technical ⇄ Ansar Camp ⇄ Mirpur 1 ⇄ Sony Hall ⇄ Mirpur 2 ⇄ Mirpur 10 ⇄ Mirpur 11 ⇄ Purobi ⇄ Kalshi ⇄ ECB Square ⇄ MES ⇄ Shewrapara ⇄ Kuril Bishwa Road ⇄ Khilkhet ⇄ Airport ⇄ Jashimuddin ⇄ Rajlakshmi ⇄ Azampur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Agradut Bus Route (অগ্রদূত)</text:p>
          </table:table-cell>
          <table:table-cell office:value-type="string" table:style-name="ce2">
            <text:p>Savar ⇄ Hemayetpur ⇄ Amin Bazar ⇄ Gabtoli ⇄ Technical ⇄ Kallyanpur ⇄ Shyamoli ⇄ Shishu Mela ⇄ Agargaon ⇄ Zia Uddyan ⇄ Bijoy Sarani ⇄ Jahangir Gate ⇄ Mohakhali ⇄ Wireless ⇄ Gulshan 1 ⇄ Badda Link Road ⇄ Bashtola ⇄ Shahjadpur ⇄ Uttar Badda ⇄ Notun 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Airport Bangabandhu Avenue Bus Route (এয়ারপোর্ট বঙ্গবন্ধু এভিনিউ ট্রান্সপোর্ট)</text:p>
          </table:table-cell>
          <table:table-cell office:value-type="string" table:style-name="ce2">
            <text:p>Fulbaria ⇄ Golap Shah Mazar ⇄ GPO ⇄ Paltan ⇄ Press Club ⇄ High Court ⇄ Matsya Bhaban ⇄ Shahbag ⇄ Bangla Motor ⇄ Kawran Bazar ⇄ Farmgate ⇄ Bijoy Sarani ⇄ Jahangir Gate ⇄ Mohakhali ⇄ Chairman Bari ⇄ Sainik Club ⇄ Banani ⇄ Kakali ⇄ Staff Road ⇄ MES ⇄ Shewra ⇄ Kuril Bishwa Road ⇄ Khilkhet ⇄ Airport ⇄ Jashimuddin (Uttara) ⇄ Rajlakshmi ⇄ Azampur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Azmeri Glory Bus Route (আজমেরী গ্লোরী)</text:p>
          </table:table-cell>
          <table:table-cell office:value-type="string" table:style-name="ce2">
            <text:p>Sadarghat ⇄ Ray Saheb Bazar ⇄ Naya Bazar ⇄ Golap Shah Mazar ⇄ GPO ⇄ Paltan ⇄ Kakrail ⇄ Shantinagar ⇄ Malibagh Moor ⇄ Mouchak ⇄ Nabisco ⇄ Mohakhali ⇄ Sainik Club ⇄ Banani ⇄ Kakali ⇄ Staff Road ⇄ MES ⇄ Shewra ⇄ Kuril Bishwa Road ⇄ Khilkhet ⇄ Airport ⇄ Jashimuddin (Uttara) ⇄ Rajlakshmi ⇄ Azampur ⇄ House Building ⇄ Abdullahpur ⇄ Tongi ⇄ Station Road ⇄ Mill Gate ⇄ Board Bazar ⇄ Gazipur Bypass ⇄ Konabari ⇄ Chand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Ajmi Bus Route (আজমী বাস)</text:p>
          </table:table-cell>
          <table:table-cell office:value-type="string" table:style-name="ce2">
            <text:p>Dhamrai ⇄ Savar ⇄ Hemayetpur ⇄ Aminbazar ⇄ Gabtoli ⇄ Technical ⇄ Kallyanpur ⇄ Shyamoli ⇄ Shishu Mela ⇄ College Gate ⇄ Asad gate ⇄ Dhanmondi 27 ⇄ Dhanmondi 32 ⇄ Kalabagan ⇄ City College ⇄ New Market ⇄ Nilkhet ⇄ Azimpur ⇄ Bakshi Bazar ⇄ Gulistan ⇄ Chittagong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Akash Bus Route (আকাশ বাস)</text:p>
          </table:table-cell>
          <table:table-cell office:value-type="string" table:style-name="ce2">
            <text:p>Kadamtali ⇄ Keraniganj ⇄ Babubazar ⇄ Naya Bazar ⇄ Golap Shah Mazar ⇄ GPO ⇄ Paltan ⇄ Kakrail ⇄ Shantinagar ⇄ Malibagh Moor ⇄ Mouchak ⇄ Malibagh Railgate ⇄ Hazipara ⇄ Rampura Bazar ⇄ Rampura Bridge ⇄ Merul ⇄ Badda ⇄ Shahjadpur ⇄ Bashtola ⇄ Notun Bazar ⇄ Nadda ⇄ Bashundhara ⇄ Jamuna Future Park ⇄ Kuril Bishwa Road ⇄ Khilkhet ⇄ Airport ⇄ Jashimuddin (Uttara) ⇄ Rajlakshmi ⇄ Azampur ⇄ House Building ⇄ Abdullahpur ⇄ Tong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Akik Bus Route (আকিক বাস)</text:p>
          </table:table-cell>
          <table:table-cell office:value-type="string" table:style-name="ce2">
            <text:p>Ansar Camp ⇄ Mirpur 1 ⇄ Sony Cinema Hall ⇄ Mirpur 2 ⇄ Mirpur 10 ⇄ Mirpur 11 ⇄ Purobi ⇄ Kalshi ⇄ ECB Square ⇄ MES ⇄ Shewra ⇄ Kuril Bishwa Road ⇄ Jamuna Future Park ⇄ Bashundhara ⇄ Nadda ⇄ Notun Bazar ⇄ Bashtola ⇄ Shahjadpur ⇄ Uttar Badd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Al Makka Bus Route(আল মক্কা বাস)</text:p>
          </table:table-cell>
          <table:table-cell office:value-type="string" table:style-name="ce2">
            <text:p>Motijheel – Gulistan – GPO – Paltan – Kakrail – Shantinagar – Malibagh Moor – Mouchak – Mogbazar – Nabisco – Mohakhali – Chairman Bari – Kakali – Banani – ECB Square – Kalshi – Purobi – Mirpur 10 – Mirpur 2 – Mirpur 1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Al Madina Plus One Bus Route (আল মনিদা প্লাস ওয়ান)</text:p>
          </table:table-cell>
          <table:table-cell office:value-type="string" table:style-name="ce2">
            <text:p>Nandan Park ⇄ Zirani Bazar ⇄ Baipayl ⇄ Nobinagar ⇄ Savar ⇄ Hemayetpur ⇄ Amin Bazar ⇄ Gabtoli ⇄ Technical ⇄ Kallyanpur ⇄ Shyamoli ⇄ Shishu Mela ⇄ College Gate ⇄ Asad Gate ⇄ Khamar Bari ⇄ Farmgate ⇄ Kawran Bazar ⇄ Bangla Motor ⇄ Shahbag ⇄ High Court ⇄ Press Club ⇄ Paltan ⇄ GPO ⇄ Gulistan ⇄ Motijheel ⇄ Kamala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Alif Bus Route (আলিফ বাস)</text:p>
          </table:table-cell>
          <table:table-cell office:value-type="string" table:style-name="ce2">
            <text:p>Mirpur 14 ⇄ Mirpur 10 ⇄ Mirpur 2 ⇄ Sony Cenema Hall ⇄ Mirpur 1 ⇄ Mazar Road ⇄ Konabari ⇄ Rupnagar ⇄ Beribadh ⇄ Birulia ⇄ Ashulia ⇄ Zirabo ⇄ Fantasy Kingdom ⇄ Nandan Park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Alif Bus Route (আলিফ বাস)</text:p>
          </table:table-cell>
          <table:table-cell office:value-type="string" table:style-name="ce2">
            <text:p>Shia Mosque ⇄ Japan Garden City ⇄ Adabor ⇄ Shyamoli ⇄ Shishu Mela ⇄ Agargaon ⇄ Zia Uddyan ⇄ Bijoy Sarani ⇄ Jahangir Gate ⇄ Mohakhali ⇄ Wireless ⇄ Gulshan 1 ⇄ Badda Link Road ⇄ Madhya Badda ⇄ Merul ⇄ Rampura Bridge ⇄ Banasree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Alif Bus Route (আলিফ বাস)</text:p>
          </table:table-cell>
          <table:table-cell office:value-type="string" table:style-name="ce2">
            <text:p>Mirpur 1 ⇄ Mirpur 2 ⇄ Mirpur 10 ⇄ Kazipara ⇄ Shewrapara ⇄ Agargaon ⇄ Bijoy Sarani ⇄ Jahangir Gate ⇄ Mohakhali ⇄ Wireless ⇄ Gulshan 1 ⇄ Badda Link Road ⇄ Madhya Badda ⇄ Merul ⇄ Rampura Bridge ⇄ Banasree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Alif Bus Route (আলিফ বাস)</text:p>
          </table:table-cell>
          <table:table-cell office:value-type="string" table:style-name="ce2">
            <text:p>Japan Garden City ⇄ Ring Road ⇄ Adabor ⇄ Shyamoli ⇄ Shishu Mela ⇄ Agargaon ⇄ Zia Uddyan ⇄ Bijoy Sarani ⇄ Old Airport ⇄ Jahangir Gate ⇄ Mohakhali ⇄ Chairman Bari ⇄ Sainik Club ⇄ kakali ⇄ Banani ⇄ Staff Road ⇄ MES ⇄ Shewra ⇄ Kuril Bishwa Road ⇄ Khilkhet ⇄ Airport ⇄ Jashimuddin (Uttara) ⇄ Rajlakshmi ⇄ Azampur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Anabil Super Bus Route (অনাবিল সুপার)</text:p>
          </table:table-cell>
          <table:table-cell office:value-type="string" table:style-name="ce2">
            <text:p>Sign Board ⇄ Shonir Akhra ⇄ Jatrabari ⇄ Sayedabad ⇄ Mugdapara ⇄ Bashabo ⇄ Khilgaon ⇄ Malibagh Railgate ⇄ Hazipara ⇄ Rampura Bazar ⇄ Rampura Bridge ⇄ Merul ⇄ Badda ⇄ Uttar Badda ⇄ Shahjadpur ⇄ Bashtola -⇄ Notun Bazar ⇄ Nadda ⇄ Bashundhara ⇄ Jamuna Future Park ⇄ Kuril Bishwa Road ⇄ Khilkhet ⇄ Airport ⇄ Jashimuddin (Uttara) ⇄ Rajlakshmi ⇄ Azampur ⇄ House Building ⇄ Abdullahpur ⇄ Tongi ⇄ Station Road ⇄ Mill Gate ⇄ Board Bazar ⇄ Gazipur Bypass ⇄ Gazipur Chourast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Arnob Bus Route (অরনব বাস)</text:p>
          </table:table-cell>
          <table:table-cell office:value-type="string" table:style-name="ce2">
            <text:p>Hemayetpur – Amin Bazar ⇄ Gabtoli ⇄ Technical ⇄ Kallyanpur ⇄ Shyamoli ⇄ Shishu Mela ⇄ Agargaon ⇄ Zia Uddyan ⇄ Bijoy Sarani ⇄ Jahangir Gate ⇄ Mohakhali ⇄ Wireless ⇄ Gulshan 1 ⇄ Badda Link Road ⇄ Madhya Badda ⇄ Merul ⇄ Rampura Bridge ⇄ Banasree ⇄ Demra Staff Quarte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Ashirbad Pahibahan Bus Route (আশীর্বাদ পরিবহন)</text:p>
          </table:table-cell>
          <table:table-cell office:value-type="string" table:style-name="ce2">
            <text:p>Duaripara ⇄ Rupnagar Abashik ⇄ Shiyal Bari ⇄ Proshika Moor ⇄ Mirpur 2 ⇄ Mirpur 1 ⇄ Ansar Camp ⇄ Technical ⇄ Kallyanpur ⇄ Shyamoli ⇄ Shishu Mela ⇄ College Gate ⇄ Asad Gate ⇄ Dhanmondi 27 ⇄ Shukrabad ⇄ Dhanmondi 32 ⇄ Kalabagan ⇄ City College ⇄ New Market ⇄ Nilkhet ⇄ Azim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Ashulia Classic Bus Route (আশুলিয়া ক্লাসিক বাস)</text:p>
          </table:table-cell>
          <table:table-cell office:value-type="string" table:style-name="ce2">
            <text:p>Nobinagar ⇄ Baipayl ⇄ Jamgora ⇄ Fantasy Kingdom ⇄ Zirabo ⇄ Ashulia Bazar ⇄ Kamarpara ⇄ Abdullahpur ⇄ House Building ⇄ Azampur ⇄ Rajlakshmi ⇄ Jashimuddin (Uttara) ⇄ Airport ⇄ Khilkhet ⇄ Kuril Bishwa Road ⇄ Shewra ⇄ MES ⇄ Kakali ⇄ Banani ⇄ Chairman Bari ⇄ Mohakhali ⇄ Nabisco ⇄ Sat rast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Asmani Bus Route (আসমানী বাস)</text:p>
          </table:table-cell>
          <table:table-cell office:value-type="string" table:style-name="ce2">
            <text:p>Dhour ⇄ Abdullahpur ⇄ House Building ⇄ Azampur ⇄ Rajlakshmi ⇄ Jashimuddin (Uttara) ⇄ Airport ⇄ Khilkhet ⇄ Kuril Bishwa Road ⇄ Jamuna Future Park ⇄ Bashundhara ⇄ Nadda ⇄ Notun Bazar ⇄ Bashtola ⇄ Shahjadpur ⇄ Uttar Badda ⇄ Badda ⇄ Madhya Badda ⇄ Merul ⇄ Rampura Bridge ⇄ Banasree ⇄ Demra Staff Quarter ⇄ Tarabo ⇄ Madan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ATCL Bus Route (এটিসিএল বাস)</text:p>
          </table:table-cell>
          <table:table-cell office:value-type="string" table:style-name="ce2">
            <text:p>Mohammadpur Bus Stand ⇄ Asad Gate ⇄ Shukrabad ⇄ Kalabagan City College ⇄ Science Lab – Katabon ⇄ Bata Signal ⇄ Shahbag ⇄ Matsya Bhaban ⇄ High Court ⇄ Press Club ⇄ Paltan ⇄ GPO ⇄ Gulistan ⇄ Arambagh Notre Dame College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Ayat Bus Route (আয়াত বাস)</text:p>
          </table:table-cell>
          <table:table-cell office:value-type="string" table:style-name="ce2">
            <text:p>Chiriyakhana ⇄ Sony Cinema Hall ⇄ Mirpur 2 ⇄ Mirpur 10 ⇄ Kazipara ⇄ Shewrapara ⇄ Taltola ⇄ Agargaon ⇄ Khamar Bari ⇄ Farmgate ⇄ Kawran Bazar ⇄ Bangla Motor ⇄ Mogbazar ⇄ Mouchak ⇄ Malibagh Moor ⇄ Rajarbag ⇄ Kamala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Bahon Bus Route (বাহন বাস)</text:p>
          </table:table-cell>
          <table:table-cell office:value-type="string" table:style-name="ce2">
            <text:p>Mirpur 14 ⇄ Mirpur 10 ⇄ Mirpur 2 ⇄ Mirpur 1 ⇄ Ansar Camp ⇄ Bangla College ⇄ Technical ⇄ Darussalam ⇄ Kallyanpur ⇄ Shyamoli ⇄ Asad Gate ⇄ Dhanmondi 27 ⇄ Dhanmondi 32 Kalabagan ⇄ Science Lab ⇄ Katabon ⇄ Shahbag ⇄ High Court ⇄ Press Club ⇄ Paltan ⇄ Dainik Bangla Moor ⇄ Motijheel ⇄ Arambagh ⇄ Kamlapur – Mugdapara ⇄ Bashabo ⇄ Khilgaon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Baishakhi Bus Route (বৈশাখী বাস)</text:p>
          </table:table-cell>
          <table:table-cell office:value-type="string" table:style-name="ce2">
            <text:p>Savar ⇄ Hemayetpur ⇄ Amin Bazar ⇄ Gabtoli ⇄ Technical ⇄ Kallyanpur ⇄ Shyamoli ⇄ Shishu Mela ⇄ Agargaon ⇄ Bijoy Sarani ⇄ Jahangir Gate ⇄ Mohakhali ⇄ Gulshan 1 ⇄ Badda Link Road ⇄ Bashtola ⇄ Uttar Badda ⇄ Notun 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Balaka Bus Route (বলাকা বাস)</text:p>
          </table:table-cell>
          <table:table-cell office:value-type="string" table:style-name="ce2">
            <text:p>Sayedabad ⇄ Manik Nagar ⇄ TT Para – Kamalapur ⇄ Malibagh Moor ⇄ Mouchak ⇄ Mogbazar ⇄ Satrasta ⇄ Nabisco ⇄ Mohakhali ⇄ Chairman Bari ⇄ Banani ⇄ Kakali ⇄ Staff Road ⇄ MES ⇄ Shewra ⇄ Kuril Bishwa Road ⇄ Khilkhet ⇄ Airport ⇄ Jashimuddin (Uttara) ⇄ Rajlakshmi ⇄ Azampur ⇄ House Building ⇄ Abdullahpur ⇄ Tongi ⇄ Station Road ⇄ Mill Gate ⇄ Board Bazar ⇄ Gazipur Bypass ⇄ Gazipur Chourast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Basumati Bus Route (বাসুমতি বাস)</text:p>
          </table:table-cell>
          <table:table-cell office:value-type="string" table:style-name="ce2">
            <text:p>Gabtoli ⇄ Technical ⇄ Kallyanpur ⇄ Shyamoli ⇄ Shishu Mela ⇄ College Gate ⇄ Asad Gate ⇄ Manik Mia Avenue ⇄ Khamar Bari ⇄ Farmgate ⇄ Kawran Bazar ⇄ Bangla Motor Shahbag ⇄ Matsya Bhaban ⇄ High Court ⇄ Press Club ⇄ Paltan ⇄ GPO ⇄ Golap Shah Mazar ⇄ Naya Bazar ⇄ Babubazar ⇄ Keraniganj ⇄ Maow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Basumati Transport Bus Route (বাসুমতি ট্রান্সপোর্ট)</text:p>
          </table:table-cell>
          <table:table-cell office:value-type="string" table:style-name="ce2">
            <text:p>Gabtoli – Mirpur 1 ⇄ Sony Cinema Hall ⇄ Mirpur 2 ⇄ Mirpur 10 ⇄ Mirpur 11 ⇄ Purobi ⇄ Kalshi ⇄ ECB Square ⇄ MES ⇄ Shewra ⇄ Kuril Bishwa Road ⇄ Khilkhet ⇄ Airport ⇄ Jashimuddin (Uttara) ⇄ Rajlakshmi ⇄ Azampur ⇄ House Building ⇄ Abdullahpur ⇄ Tongi ⇄ Station Road ⇄ Mill Gate ⇄ Board Bazar ⇄ Gazipur Chourast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Best Satabdi AC Bus Route (বেষ্ট শতাব্দী এসি বাস)</text:p>
          </table:table-cell>
          <table:table-cell office:value-type="string" table:style-name="ce2">
            <text:p>Azimpur ⇄ Nilkhet ⇄ New Market ⇄ City College ⇄ Kalabagan ⇄ Dhanmondi 32 ⇄ Dhanmondi 27 ⇄ Khamar Bari ⇄ Farmgate ⇄ Jahangir Gate ⇄ Mohakhali ⇄ Chairman Bari ⇄ Sainik Club ⇄ Banani ⇄ Kakali ⇄ Staff Road ⇄ MES ⇄ Shewra ⇄ Kuril Bishwa Road ⇄ Khilkhet ⇄ Airport ⇄ Jashimuddin (Uttara) ⇄ Rajlakshmi ⇄ Azampur ⇄ House Building ⇄ Diabar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Best Transport Bus Route (বেষ্ট ট্রান্সপোর্ট বাস)</text:p>
          </table:table-cell>
          <table:table-cell office:value-type="string" table:style-name="ce2">
            <text:p>Mirpur 10 ⇄ Kazipara ⇄ Shewrapara ⇄ Taltola ⇄ Agargaon ⇄ Khamar Bari ⇄ Farmgate ⇄ Kawran Bazar ⇄ Bangla Motor ⇄ Shahbag ⇄ Matsya Bhaban ⇄ High Court ⇄ Press Club ⇄ Paltan ⇄ GPO ⇄ Gulistan ⇄ Motijheel ⇄ Ittefaq Moor ⇄ Sayedabad ⇄ Jatrabar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Bhuiyan Paribahan Bus Route (ভূঁইয়া পরিবহন)</text:p>
          </table:table-cell>
          <table:table-cell office:value-type="string" table:style-name="ce2">
            <text:p>Japan Garden City ⇄ Ring Road ⇄ Adabor ⇄ Shyamoli ⇄ Shishu Mela ⇄ Agargaon ⇄ Zia Uddyan ⇄ Bijoy Sarani ⇄ Old Airport ⇄ Jahangir Gate ⇄ Mohakhali ⇄ Chairman Bari ⇄ Sainik Club ⇄ Kakali ⇄ Banani ⇄ Staff Road ⇄ MES ⇄ Shewra ⇄ Kuril Bishwa Road ⇄ Khilkhet ⇄ Airport ⇄ Jashimuddin (Uttara) ⇄ Rajlakshmi ⇄ Azampur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Bihanga Bus Route (বিহাঙ্গা বাস)</text:p>
          </table:table-cell>
          <table:table-cell office:value-type="string" table:style-name="ce2">
            <text:p>Mirpur 12 ⇄ Mirpur 11 ⇄ Mirpur 10 ⇄ Kazipara ⇄ Shewrapara ⇄ Agargaon ⇄ Bijoy Sarani ⇄ Jahangir Gate ⇄ Mohakhali ⇄ Wireless ⇄ Gulshan Bridge ⇄ Gulshan 1 ⇄ Badda ⇄ Notun 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Bikalpa Bus Auto Service (বিকল্প বাস অটো সার্ভিস)</text:p>
          </table:table-cell>
          <table:table-cell office:value-type="string" table:style-name="ce2">
            <text:p>Mirpur 12 ⇄ Pallabi ⇄ Purobi ⇄ Mirpur 11 ⇄ Mirpur 1 ⇄ Kazipara ⇄ Shewrapara – Taltola – Agargaon – Bijoy Sarani – Farmgate – Kawran Bazar ⇄ Bangla Motor ⇄ Shahbag ⇄ Matsya Bhaban ⇄ High Court ⇄ Press Club ⇄ Paltan ⇄ GPO ⇄ Gulistan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Bikalpa Bus City Super Service (বিকল্প বাস সিটি সুপার সার্ভিস)</text:p>
          </table:table-cell>
          <table:table-cell office:value-type="string" table:style-name="ce2">
            <text:p>Mirpur 12 ⇄ Pallabi ⇄ Purobi ⇄ Mirpur 11 ⇄ Mirpur 10 ⇄ Kazipara ⇄ Shewrapara – Taltola ⇄ Agargaon ⇄ Shyamoli ⇄ Shishu Mela ⇄ College Gate ⇄ Asad Gate ⇄ Dhanmondi 27 ⇄ Dhanmondi 32 ⇄ Kalabagan ⇄ City College ⇄ New Market ⇄ Nilkhet ⇄ Azimpur – Dhakeshwar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Bikash Bus Route (বিকাশ বাস)</text:p>
          </table:table-cell>
          <table:table-cell office:value-type="string" table:style-name="ce2">
            <text:p>Azimpur ⇄ Nilkhet ⇄ New Market ⇄ City College ⇄ Kalabagan ⇄ Dhanmondi 27 ⇄ Dhanmondi 32 ⇄ Khamar Bari ⇄ Farmgate ⇄ Jahangir Gate ⇄ Mohakhali ⇄ Sainik Club ⇄ Banani ⇄ Kakali ⇄ Kuril Bishwa Road ⇄ Khilkhet ⇄ Airport ⇄ Abdullahpur ⇄ Kamarpa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Bikash Paribahan Bus Route (বিকাশ পরিবহন বাস)</text:p>
          </table:table-cell>
          <table:table-cell office:value-type="string" table:style-name="ce2">
            <text:p>Sign Board ⇄ Matuail ⇄ Rayerbag ⇄ Shonir Akhra ⇄ Jatrabari ⇄ Sayedabad ⇄ Gulistan ⇄ Chankhar Pul ⇄ Bakshi Bazar ⇄ Azimpur ⇄ Nilkhet ⇄ New Market ⇄ City College ⇄ Kalabagan ⇄ Dhanmondi 32 ⇄ Dhanmondi 27 ⇄ Khamar Bari ⇄ Farmgate ⇄ Jahangir Gate ⇄ Mohakhali ⇄ Chairman Bari ⇄ Sainik Club ⇄ Banani ⇄ Kakali ⇄ Staff Road ⇄ MES ⇄ Shewra ⇄ Kuril Bishwa Road ⇄ Khilkhet ⇄ Airport ⇄ Jashimuddin (Uttara) ⇄ Rajlakshmi ⇄ Azampur ⇄ House Building ⇄ Abdullahpur ⇄ Kamarpara – Dho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Bondhu Paribahan Bus Route (বন্ধু পরিবহন বাস)</text:p>
          </table:table-cell>
          <table:table-cell office:value-type="string" table:style-name="ce2">
            <text:p>Gulistan ⇄ GPO ⇄ Paltan ⇄ Kakrail ⇄ Shantinagar ⇄ Malibagh Moor ⇄ Mouchak ⇄ Malibagh Railgate ⇄ Hazipara ⇄ Rampura Bazar ⇄ Rampura Bridge ⇄ Merul ⇄ Badda ⇄ Shahjadpur ⇄ Bashtola ⇄ Notun 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Borak Bus Route (বোরাক বাস)</text:p>
          </table:table-cell>
          <table:table-cell office:value-type="string" table:style-name="ce2">
            <text:p>Palashi ⇄ Meghna Ghat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Bashumoti Bus Route (বসুমতি বাস)</text:p>
          </table:table-cell>
          <table:table-cell office:value-type="string" table:style-name="ce2">
            <text:p>Gazipur Chourasta ⇄ Tongi ⇄ Airport ⇄ Khilkhet ⇄ Kalshi Pallabi ⇄ Mirpur 11 ⇄ Mirpur 10 ⇄ Mirpur 1 ⇄ Gabtol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Brihottor Mirpur Bus Route (বৃহত্তর মিরপুর বাস)</text:p>
          </table:table-cell>
          <table:table-cell office:value-type="string" table:style-name="ce2">
            <text:p>Chiriyakhana ⇄ Mirpur 1 ⇄ Gabtoli ⇄ Amin Bazar ⇄ Savar ⇄ Nobinagar Chand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BRTC Bus Route (বি আর টিসি বাস)</text:p>
          </table:table-cell>
          <table:table-cell office:value-type="string" table:style-name="ce2">
            <text:p>Madanpur ⇄ Kanchpur ⇄ Chittagong Road ⇄ Sign Board ⇄ Matuail ⇄ Rayerbag ⇄ Shonir Akhra ⇄ Jatrabari ⇄ Sayedabad ⇄ Gulistan ⇄ GPO ⇄ Paltan ⇄ Press Club ⇄ High Court ⇄ Matsya Bhaban ⇄ Shahbag ⇄ Bangla Motor ⇄ Kawran Bazar ⇄ Farmgate ⇄ Khamar Bari ⇄ Asad Gate ⇄ College Gate ⇄ Shishu Mela ⇄ Shyamoli ⇄ Kallyanpur ⇄ Technical ⇄ Gabtoli ⇄ Amin Bazar ⇄ Hemayetpur ⇄ Sav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BRTC Bus Route (বি আর টিসি বাস)</text:p>
          </table:table-cell>
          <table:table-cell office:value-type="string" table:style-name="ce2">
            <text:p>Motijheel ⇄ Gulistan ⇄ GPO ⇄ Paltan ⇄ Press Club ⇄ High Court ⇄ Matsya Bhaban ⇄ Shahbag ⇄ Bangla Motor ⇄ Kawran Bazar ⇄ Farmgate ⇄ Jahangir Gate ⇄ Mohakhali ⇄ Chairman Bari ⇄ Kakali ⇄ Banani ⇄ Staff Road ⇄ MES ⇄ Shewra ⇄ Kuril Bishwa Road ⇄ Khilkhet ⇄ Airport ⇄ Jashimuddin (Uttara) ⇄ Rajlakshmi ⇄ Azampur ⇄ House Building ⇄ Abdullahpur ⇄ Tong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BRTC Bus Route (বি আর টিসি বাস)</text:p>
          </table:table-cell>
          <table:table-cell office:value-type="string" table:style-name="ce2">
            <text:p>Motijheel ⇄ Gulistan ⇄ GPO ⇄ Paltan ⇄ Press Club ⇄ High Court ⇄ Matsya Bhaban ⇄ Shahbag ⇄ Bangla Motor ⇄ Kawran Bazar ⇄ Farmgate ⇄ Khamar Bari – Asad Gate – College Gate ⇄ Shishu Mela ⇄ Shyamoli ⇄ Kallyanpur ⇄ Technical ⇄ Gabtoli ⇄ Amin Bazar ⇄ Hemayetpur ⇄ Baipayl ⇄ Zirani Bazar ⇄ Chand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BRTC Bus Route (বি আর টিসি বাস)</text:p>
          </table:table-cell>
          <table:table-cell office:value-type="string" table:style-name="ce2">
            <text:p>Mohammadpur ⇄ Asad Gate ⇄ Khamar Bari -⇄ Farmgate ⇄ Jahangir Gate ⇄ Mohakhali ⇄ Wireless ⇄ Gulshan 1 ⇄ Badda Link Road ⇄ Uttar Badda ⇄ Shahjadpur ⇄ Bashtola ⇄ Notun Bazar ⇄ Nadda ⇄ Bashundhara ⇄ Jamuna Future Park ⇄ Kuril Bishwa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BRTC Bus Route (বি আর টিসি বাস)</text:p>
          </table:table-cell>
          <table:table-cell office:value-type="string" table:style-name="ce2">
            <text:p>Kamalapur ⇄ Motijheel ⇄ Gulistan ⇄ GPO ⇄ Paltan ⇄ Press Club ⇄ High Court ⇄ Matsya Bhaban ⇄ Shahbag ⇄ Bangla Motor ⇄ Kawran Bazar ⇄ Farmgate ⇄ Jahangir Gate ⇄ Mohakhali ⇄ Wireless ⇄ Gulshan 1 ⇄ Badda Link Road ⇄ Uttar Badda ⇄ Shahjadpur ⇄ Bashtola ⇄ Notun Bazar ⇄ Nadda ⇄ Bashundhara ⇄ Jamuna Future Park ⇄ Kuril Bishwa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BRTC Bus Route (বি আর টিসি বাস)</text:p>
          </table:table-cell>
          <table:table-cell office:value-type="string" table:style-name="ce2">
            <text:p>Vulta ⇄ Kanchan Bridge ⇄ Nila Market ⇄ 300 Feet ⇄ Bashundhara (300 Feet Gate) ⇄ Kuril Bishwa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BRTC Bus Route (বি আর টিসি বাস)</text:p>
          </table:table-cell>
          <table:table-cell office:value-type="string" table:style-name="ce2">
            <text:p>Motijheel ⇄ Gulistan ⇄ GPO ⇄ Paltan ⇄ Kakrail ⇄ Shantinagar ⇄ Malibagh Moor ⇄ Mouchak ⇄ Malibagh Railgate ⇄ Hazipara ⇄ Rampura Bazar ⇄ Rampura Bridge ⇄ Merul ⇄ Badda ⇄ Shahjadpur ⇄ Bashtola ⇄ Notun Bazar ⇄ Nadda ⇄ Bashundhara ⇄ Jamuna Future Park ⇄ Kuril Bishwa Road ⇄ Khilkhet ⇄ Airport ⇄ Jashimuddin (Uttara) ⇄ Rajlakshmi ⇄ Azampur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BRTC Bus Route (বি আর টিসি বাস)</text:p>
          </table:table-cell>
          <table:table-cell office:value-type="string" table:style-name="ce2">
            <text:p>Mohammadpur ⇄ Shankar ⇄ Star Kabab ⇄ Dhanmondi 15 ⇄ Jigatola ⇄ City College ⇄ Science Lab ⇄ Bata Signal ⇄ Shahbag ⇄ Matsya Bhaban ⇄ High Court ⇄ Press Club ⇄ Paltan ⇄ GPO ⇄ Gulistan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BRTC Bus Route (বি আর টিসি বাস)</text:p>
          </table:table-cell>
          <table:table-cell office:value-type="string" table:style-name="ce2">
            <text:p>Gabtoli ⇄ Mirpur 1 ⇄ Sony Cinema Hall ⇄ Mirpur 2 ⇄ Mirpur 10 ⇄ Mirpur 11 ⇄ Purobi ⇄ Kalshi ⇄ ECB Square ⇄ MES ⇄ Shewra ⇄ Kuril Bishwa Road ⇄ Khilkhet ⇄ Airport ⇄ Jashimuddin (Uttara) ⇄ Rajlakshmi ⇄ Azampur ⇄ House Building ⇄ Abdullahpur ⇄ Tongi ⇄ Mill Gate ⇄ Board Bazar ⇄ Gazipur Bypass ⇄ Gazipur Chourast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BRTC Articulated Bus Route (বি আর টিসি আরটিকুলেটেড বাস)</text:p>
          </table:table-cell>
          <table:table-cell office:value-type="string" table:style-name="ce2">
            <text:p>Balughat ⇄ Cantonment ⇄ Bijoy Sarani ⇄ Farmgate ⇄ Bangla Motor ⇄ Shahbag ⇄ Paltan ⇄ Gulistan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">
            <text:p>Lams Paribahan Bus Route (লামস পরিবহন বাস)</text:p>
          </table:table-cell>
          <table:table-cell office:value-type="string" table:style-name="ce2">
            <text:p>Mirpur 12 ⇄ Pallabi ⇄ Purobi ⇄ Mirpur 11 ⇄ Mirpur 1 ⇄ Kazipara ⇄ Shewrapara ⇄ Taltola ⇄ Agargaon ⇄ Bijoy Sarani ⇄ Farmgate ⇄ Kawran Bazar ⇄ Bangla Motor ⇄ Shahbag ⇄ Matsya Bhaban ⇄ High Court ⇄ Press Club ⇄ Paltan ⇄ Dainik Bangla Moor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Labbayek Bus Route (লাব্বাইক বাস)</text:p>
          </table:table-cell>
          <table:table-cell office:value-type="string" table:style-name="ce2">
            <text:p>Savar ⇄ Hemayetpur ⇄ Amin Bazar ⇄ Gabtoli ⇄ Technical ⇄ Kallyanpur ⇄ Shyamoli ⇄ Shishu Mela ⇄ College Gate ⇄ Asad Gate ⇄ Khamar Bari ⇄ Farmgate ⇄ Kawran Bazar ⇄ Bangla Motor ⇄ Mogbazar ⇄ Mouchak ⇄ Malibagh Moor ⇄ Rajarbag ⇄ Khilgaon Flyover ⇄ Bashabo ⇄ Mugdapara ⇄ Manik Nagar ⇄ Golapbag Chourasta ⇄ Sayedabad ⇄ Janapath Moor ⇄ Jatrabari ⇄ Kazla ⇄ Shonir Akhra ⇄ Rayerbag ⇄ Matuail ⇄ Sign Boar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">
            <text:p>Lal Sabuj (AC) Bus Route (লাল সবুজ এসি বাস)</text:p>
          </table:table-cell>
          <table:table-cell office:value-type="string" table:style-name="ce2">
            <text:p>Nandan Park ⇄ Zirani Bazar ⇄ Baipayl ⇄ Nobinagar ⇄ Savar ⇄ Hemayetpur ⇄ Amin Bazar ⇄ Gabtoli ⇄ Technical ⇄ Kallyanpur ⇄ Shyamoli ⇄ Shishu Mela ⇄ College Gate ⇄ Asad Gate ⇄ Khamar Bari ⇄ Farmgate ⇄ Kawran Bazar ⇄ Bangla Motor ⇄ Shahbag ⇄ High Court ⇄ Press Club ⇄ Paltan ⇄ GPO ⇄ Gulistan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Malancha Bus Route (মালঞ্চ বাস)</text:p>
          </table:table-cell>
          <table:table-cell office:value-type="string" table:style-name="ce2">
            <text:p>Mohammadpur ⇄ Shankar ⇄ Star Kabab ⇄ Dhanmondi 15 ⇄ Jigatola ⇄ City College ⇄ Science Lab ⇄ Bata Signal ⇄ Shahbag ⇄ Matsya Bhaban ⇄ High Court ⇄ Press Club ⇄ Paltan ⇄ GPO ⇄ Gulistan ⇄ Dayaganj ⇄ Dhupkhol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">
            <text:p>Manjil Express Bus Route (মাঞ্জিল এক্সপ্রেস বাস)</text:p>
          </table:table-cell>
          <table:table-cell office:value-type="string" table:style-name="ce2">
            <text:p>Chittagong Road ⇄ Sign Board ⇄ Matuail ⇄ Rayerbag ⇄ Shonir Akhra ⇄ Jatrabari ⇄ Sayedabad ⇄ Gulistan ⇄ GPO ⇄ Paltan ⇄ Kakrail ⇄ Malibagh Moor ⇄ Mouchak ⇄ Mogbazar ⇄ Satrasta ⇄ Nabisco ⇄ Mohakhali ⇄ Chairman Bari ⇄ Banani ⇄ Kakali ⇄ Staff Road ⇄ MES ⇄ Shewra ⇄ Kuril Bishwa Road ⇄ Khilkhet ⇄ Airport ⇄ Jashimuddin (Uttara) ⇄ Rajlakshmi ⇄ Azampur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Meghla Transport Bus Route (মেঘলা ট্রান্সপোর্ট বাস)</text:p>
          </table:table-cell>
          <table:table-cell office:value-type="string" table:style-name="ce2">
            <text:p>Kalabagan ⇄ Science Lab ⇄ Katabon ⇄ Bata Signal ⇄ Shahbag ⇄ Matsya Bhaban ⇄ High Court ⇄ Press Club ⇄ Paltan ⇄ GPO ⇄ Gulistan ⇄ Sayedabad ⇄ Jatrabari ⇄ Shonir Akhra ⇄ Sign Board ⇄ Kanchpur ⇄ Vult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">
            <text:p>Meshkat Bus Route (মেসকাত বাস)</text:p>
          </table:table-cell>
          <table:table-cell office:value-type="string" table:style-name="ce2">
            <text:p>Mohammadpur ⇄ Asad Gate ⇄ Khamar Bari ⇄ Farmgate ⇄ Bangla Motor ⇄ Shahbag ⇄ Matsya Bhaban ⇄ Paltan ⇄ Dainik Bangla Moor ⇄ Motijheel ⇄ Ittefaq Moor Sayedabad ⇄ Jatrabari ⇄ Shanir Akhra ⇄ Rayerbag ⇄ Matuail ⇄ Sign Board ⇄ Chittagong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">
            <text:p>Midline Bus Route (মিডলাইন বাস)</text:p>
          </table:table-cell>
          <table:table-cell office:value-type="string" table:style-name="ce2">
            <text:p>Mohammadpur ⇄ Shankar ⇄ Star Kabab ⇄ Dhanmondi 15 ⇄ Jigatola ⇄ City College ⇄ Science Lab ⇄ Bata Signal ⇄ Shahbag ⇄ Matsya Bhaban ⇄ High Court ⇄ Press Club ⇄ Paltan ⇄ Gulistan ⇄ Motijheel ⇄ Arambagh ⇄ Kamalapur ⇄ Bashabo ⇄ Khilgaon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Mirpur Metro Services Bus Route (মিরপুর মেট্রো সার্ভিস বাস)</text:p>
          </table:table-cell>
          <table:table-cell office:value-type="string" table:style-name="ce2">
            <text:p>Azimpur ⇄ Nilkhet ⇄ New Market ⇄ Science Lab ⇄ City College ⇄ Kalabagan ⇄ Dhanmondi 32 ⇄ Dhanmondi 27 ⇄ Asad Gate ⇄ College Gate ⇄ Shishu Mela ⇄ Shyamoli ⇄ Kallyanpur ⇄ Darussalam ⇄ Technical ⇄ Bangla College ⇄ Tolarbag ⇄ Ansar Camp ⇄ Mirpur 1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Mirpur Link Bus Route (মিরপুর লিংক বাস)</text:p>
          </table:table-cell>
          <table:table-cell office:value-type="string" table:style-name="ce2">
            <text:p>ECB Square ⇄ Purobi ⇄ Mirpur 11 ⇄ Mirpur 10 ⇄ Kazipara Shewrapara ⇄ Agargaon ⇄ Khamar Bari ⇄ Dhanmondi 27 ⇄ Dhanmondi 32 ⇄ City College ⇄ New Market Nilkhet ⇄ Azim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Mirpur Mission Bus Route (মিরপুর মিশন বাস)</text:p>
          </table:table-cell>
          <table:table-cell office:value-type="string" table:style-name="ce2">
            <text:p>Chiriyakhana ⇄ Mirpur 1 ⇄ Khamar Bari ⇄ Farmgate ⇄ Press Club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Mirpur Transport Service Bus Route (মিরপুর ট্রান্সপোর্ট সার্ভিস বাস)</text:p>
          </table:table-cell>
          <table:table-cell office:value-type="string" table:style-name="ce2">
            <text:p>Gulistan ⇄ Golap Shah Mazar ⇄ GPO ⇄ Paltan ⇄ Press Club ⇄ High Court ⇄ Matsya Bhaban ⇄ Shahbag ⇄ Bangla Motor ⇄ Kawran Bazar ⇄ Farmgate ⇄ Khamar Bari ⇄ Agargaon ⇄ Taltola ⇄ Shewrapara ⇄ Kazipara ⇄ Mirpur 10 ⇄ Mirpur 11 ⇄ Purobi ⇄ Pallabi ⇄ Mirpur 1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Mirpur United Service Bus Route (মিরপুর ইউনাইটেড সার্ভিস বাস)</text:p>
          </table:table-cell>
          <table:table-cell office:value-type="string" table:style-name="ce2">
            <text:p>Sadarghat ⇄- Ray Saheb Bazar ⇄ Naya Bazar ⇄ Golap Shah Mazar ⇄ GPO ⇄ Paltan ⇄ Press Club ⇄ High Court ⇄ Matsya Bhaban ⇄ Shahbag ⇄ Bangla Motor ⇄ Kawran Bazar ⇄ Farmgate ⇄ Khamar Bari ⇄ Agargaon ⇄ Taltola ⇄ Shewrapara ⇄ Kazipara ⇄ Mirpur 10 ⇄ Mirpur 11 ⇄ Purobi ⇄ Pallabi ⇄ Mirpur 1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MM Lovely Bus Route (এম এম লাভলী বাস)</text:p>
          </table:table-cell>
          <table:table-cell office:value-type="string" table:style-name="ce2">
            <text:p>Savar ⇄ Hemayetpur ⇄ Amin Bazar ⇄ Gabtoli ⇄ Technical -⇄ Kallyanpur ⇄ Shyamoli ⇄ Shishu Mela ⇄ College Gate ⇄ Asad Gate ⇄ Khamar Bari ⇄ Farmgate ⇄ Kawran Bazar ⇄ Bangla Motor ⇄ Mogbazar ⇄ Mouchak ⇄ Malibagh Moor ⇄ Rajarbag ⇄ Khilgaon Flyover ⇄ Bashabo ⇄ Mugdapara ⇄ Manik Nagar ⇄ Golapbag Chourasta ⇄ Sayedabad ⇄ Janapath Moor ⇄ Jatrabari ⇄ Kazla ⇄ Shonir Akhra ⇄ Rayerbag ⇄ Matuail ⇄ Sign Boar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">
            <text:p>Modhumita <text:s/>Bus Route (মধুমিতা বাস)</text:p>
          </table:table-cell>
          <table:table-cell office:value-type="string" table:style-name="ce2">
            <text:p>Chiriyakhana ⇄ Sony Cinema Hall ⇄ Mirpur 2 ⇄ Mirpur 1 ⇄ Ansar Camp ⇄ Technical ⇄ Kallyanpur ⇄ Shyamoli ⇄ Shishu Mela ⇄ Agargaon ⇄ Bijoy Sarani ⇄ Jahangir Gate ⇄ Mohakhali ⇄ Wireless ⇄ Gulshan 1 ⇄ Badda Link Road ⇄ Merul ⇄ Rampura Bridge ⇄ Banasree ⇄ Demra Staff Quarte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Mohona Bus Route (মোহনা বাস)</text:p>
          </table:table-cell>
          <table:table-cell office:value-type="string" table:style-name="ce2">
            <text:p>Mirpur 14 ⇄ Mirpur 10 ⇄ Mirpur 2 ⇄ Sony Cinema Hall ⇄ Mirpur 1 ⇄ Mazar Road ⇄ Konabari ⇄ Rupnagar ⇄ Beribadh ⇄ Birulia ⇄ Ashulia ⇄ Zirabo ⇄ Fantasy Kingdom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">
            <text:p>Moitri Bus Route (মৈত্রী বাস)</text:p>
          </table:table-cell>
          <table:table-cell office:value-type="string" table:style-name="ce2">
            <text:p>Mohammadpur ⇄ Shankar ⇄ Star Kabab ⇄ Dhanmondi 15 ⇄ Jigatola ⇄ City College ⇄ Science Lab ⇄ Bata Signal ⇄ Shahbag ⇄ Matsya Bhaban ⇄ High Court ⇄ Press Club ⇄ Paltan ⇄ GPO ⇄ Gulistan ⇄ Motijheel ⇄ Arambagh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">
            <text:p>Moumita Bus Route (মৌমিতা বাস)</text:p>
          </table:table-cell>
          <table:table-cell office:value-type="string" table:style-name="ce2">
            <text:p>Chashara ⇄ Shibu Market ⇄ Jalkuri ⇄ Sign Board ⇄ Matuail ⇄ Rayerbag ⇄ Shonir Akhra ⇄ Jatrabari ⇄ Sayedabad ⇄ Gulistan ⇄ Chankhar Pul ⇄ Bakshi Bazar ⇄ Azimpur – Nilkhet ⇄ New Market ⇄ City College ⇄ Kalabagan ⇄ Dhanmondi 32 ⇄ Dhanmondi 27 ⇄ Asad Gate ⇄ College Gate ⇄ Shishu Mela ⇄ Shyamoli ⇄ Kallyanpur ⇄ Darussalam ⇄ Technical ⇄ Gabtoli ⇄ Amin Bazar ⇄ Hemayetpur ⇄ Savar ⇄ Baipayl ⇄ Zirani Bazar ⇄ Nandan Park ⇄ Chand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MTCL-2 Bus Route (এমটিসিএল ২ বাস)</text:p>
          </table:table-cell>
          <table:table-cell office:value-type="string" table:style-name="ce2">
            <text:p>Mohammadpur ⇄ Asad Gate ⇄ Dhanmondi 27 ⇄ Dhanmondi 32 ⇄ Shukrabad ⇄ Kalabagan ⇄ City College ⇄ Science Lab ⇄ Bata Signal ⇄ Shahbag ⇄ Matsya Bhaban – High Court ⇄ Press Club ⇄ Paltan ⇄ GPO ⇄ Gulistan ⇄ Motijheel ⇄ Arambagh Kingdom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2">
            <text:p>Nabakali Bus Route Dhaka (নবকালি বাস)</text:p>
          </table:table-cell>
          <table:table-cell office:value-type="string" table:style-name="ce2">
            <text:p>Chiriyakhana ⇄ Mirpur 1 ⇄ Ansar Camp ⇄ Technical ⇄ Kallyanpur ⇄ Shyamoli ⇄ Shishu Mela ⇄ College Gate ⇄ Asad Gate ⇄ Dhanmondi 27 ⇄ Shukrabad ⇄ Dhanmondi 32 ⇄ Kalabagan ⇄ Science Lab ⇄ Katabon ⇄ Shahbag ⇄ High Court ⇄ Fulbaria ⇄ Naya Bazar ⇄ Babubazar ⇄ Keraniganj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New Vision Bus Route Dhaka (নিউ ভিশন বাস)</text:p>
          </table:table-cell>
          <table:table-cell office:value-type="string" table:style-name="ce2">
            <text:p>Chiriyakhana ⇄ Mirpur 1 ⇄ Ansar Camp ⇄ Technical ⇄ Kallyanpur ⇄ Shyamoli ⇄ Shishu Mela ⇄ College Gate ⇄ Asad Gate ⇄ Khamar Bari ⇄ Farmgate ⇄ Kawran Bazar ⇄ Bangla Motor ⇄ Shahbag ⇄ High Court ⇄ Press Club ⇄ Paltan ⇄ Dainik Bangla Moor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Nilachol Bus Route Dhaka (নিলাচল বাস)</text:p>
          </table:table-cell>
          <table:table-cell office:value-type="string" table:style-name="ce2">
            <text:p>Chittagong Road ⇄ Sign Board ⇄ Matuail ⇄ Rayerbag ⇄ Shonir Akhra ⇄ Jatrabari ⇄ Sayedabad ⇄ Gulistan ⇄ Chankhar Pul ⇄ Bakshi Bazar ⇄ Azimpur ⇄ Nilkhet ⇄ New Market ⇄ City College ⇄ Kalabagan ⇄ Dhanmondi 32 ⇄ Dhanmondi 27 ⇄ Asad Gate ⇄ College Gate ⇄ Shishu Mela ⇄ Shyamoli ⇄ Kallyanpur ⇄ Darussalam ⇄ Technical ⇄ Gabtoli ⇄ Amin Bazar ⇄ Hemayetpur ⇄ Savar ⇄ Nobinagar ⇄ Manikganj ⇄ Paturi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Nishorgo Bus Route Dhaka (নিসর্গ বাস)</text:p>
          </table:table-cell>
          <table:table-cell office:value-type="string" table:style-name="ce2">
            <text:p>Mirpur 14 Bus Stand ⇄ Mirpur 10 ⇄ Kazipara ⇄ Shewrapara ⇄ Taltola ⇄ Agargaon ⇄ Asad Gate ⇄ Shyamoli ⇄ Mohammadpur ⇄ Shankar ⇄ Dhanmondi 15 ⇄ Jigatola ⇄ Science Lab ⇄ Dhaka College ⇄ New Market ⇄ Nilkhet ⇄ Eden College ⇄ Azim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Nur E Makka Bus Route</text:p>
            <text:p>(নূর এ মক্কা বাস)</text:p>
          </table:table-cell>
          <table:table-cell office:value-type="string" table:style-name="ce2">
            <text:p>Chiriyakhana ⇄ Sony Cinema Hall ⇄ Mirpur 2 ⇄ Mirpur 10 ⇄ Mirpur 11 ⇄ Purobi ⇄ Kalshi ⇄ ECB Square ⇄ MES ⇄ Shewra ⇄ Kuril Bishwa Road ⇄ Jamuna Future Park ⇄ Bashundhara ⇄ Nadda ⇄ Notun Bazar ⇄ Bashtola ⇄ Shahjadpur ⇄ Uttar Badda ⇄ Badda ⇄ Madhya Badda ⇄ Merul ⇄ Rampura Bridge ⇄ Rampura Bazar ⇄ Hazipara ⇄ Malibagh Railgate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One Transport Bus Route <text:s/>(ওয়ান ট্রান্সপোর্ট বাস)</text:p>
          </table:table-cell>
          <table:table-cell office:value-type="string" table:style-name="ce2">
            <text:p>Nandan Park ⇄ Zirani Bazar ⇄ Baipayl ⇄ Nobinagar ⇄ Savar ⇄ Hemayetpur ⇄ Amin Bazar ⇄ Gabtoli ⇄ Technical ⇄ Kallyanpur ⇄ Shyamoli ⇄ Shishu Mela ⇄ College Gate ⇄ Asad Gate ⇄ Khamar Bari ⇄ Farmgate ⇄ Kawran Bazar ⇄ Bangla Motor ⇄ Shahbag ⇄ High Court ⇄ Press Club ⇄ Paltan ⇄ GPO ⇄ Gulistan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Omama International Bus Route (ওমামা ইন্টারন্যাশনাল বাস)</text:p>
          </table:table-cell>
          <table:table-cell office:value-type="string" table:style-name="ce2">
            <text:p>Motijheel ⇄ Dainik Bangla Moor ⇄ Paltan ⇄ Press Club ⇄ Matsya Bhaban ⇄ High Court ⇄ Shahbag ⇄ Bangla Motor ⇄ Kawran Bazar ⇄ Farmgate ⇄ Jahangir Gate ⇄ Mohakhali ⇄ Chairman Bari ⇄ Sainik Club ⇄ Banani ⇄ Kakali ⇄ Staff Road ⇄ MES ⇄ Shewra ⇄ Kuril Bishwa Road ⇄ Khilkhet ⇄ Airport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Pallabi Local Service Bus Route (পল্লবী লোকাল সার্ভিস বাস)</text:p>
          </table:table-cell>
          <table:table-cell office:value-type="string" table:style-name="ce2">
            <text:p>Asad Gate ⇄ College Gate ⇄ Shishu Mela ⇄ Shyamoli ⇄ Kallyanpur ⇄ Technical ⇄ Mirpur 1 ⇄ Sony Cinema Hall ⇄ Mirpur 2 ⇄ Chalantika Moor ⇄ Mirpur 6 ⇄ Mirpur 11 ⇄ Mirpur 1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Pallabi Super Bus Route <text:s/>(পল্লবী সুপার বাস)</text:p>
          </table:table-cell>
          <table:table-cell office:value-type="string" table:style-name="ce2">
            <text:p>Gabtoli ⇄ Technical ⇄ Ansar Camp ⇄ Mirpur 1 ⇄ Sony Cinema Hall ⇄ Mirpur 2 ⇄ Mirpur 10 ⇄ Mirpur 11 ⇄ Purobi ⇄ Kalshi ⇄ ECB Square ⇄ MES ⇄ Shewra ⇄ Kuril Bishwa Road ⇄ Khilkhet ⇄ Airport ⇄ Jashimuddin (Uttara) ⇄ Rajlakshmi ⇄ Azampur ⇄ House Building ⇄ Abdullahpur ⇄ Kamarpa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Paristhan Bus Route (পরিস্থান বাস)</text:p>
          </table:table-cell>
          <table:table-cell office:value-type="string" table:style-name="ce2">
            <text:p>Bosila ⇄ Mohammadpur ⇄ Asad Gate ⇄ College Gate ⇄ Shyamoli ⇄ Kallyanpur ⇄ Darussalam ⇄ Technical ⇄ Bangla College ⇄ Tolarbag ⇄ Ansar Camp ⇄ Mirpur 1 ⇄ Mirpur 2 ⇄ Mirpur 10 ⇄ Mirpur 11 ⇄ Purobi ⇄ Kalshi ⇄ ECB Square ⇄ MES ⇄ Shewra ⇄ Kuril Bishwa Road ⇄ Khilkhet ⇄ Airport ⇄ Jashimuddin (Uttara) ⇄ Rajlakshmi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Power Paribahan Bus Route (পাওয়ার পরিবহন বাস)</text:p>
          </table:table-cell>
          <table:table-cell office:value-type="string" table:style-name="ce2">
            <text:p>Mirpur 14 ⇄ Mirpur 10 ⇄ Mirpur 2 ⇄ Sony Cinema Hall ⇄ Mirpur 1 ⇄ Mazar Road ⇄ Konabari ⇄ Rupnagar ⇄ Beribadh ⇄ Birulia ⇄ Ashulia ⇄ Zirabo ⇄ Narshinghapur ⇄ Sura Bari ⇄ Kashimpur ⇄ Jarun ⇄ Konabar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Prattay Bus Route (প্রত্যয় বাস)</text:p>
          </table:table-cell>
          <table:table-cell office:value-type="string" table:style-name="ce2">
            <text:p>Gabtoli ⇄ Beribadh Tin Rastar Moor ⇄ Rayer Bazar ⇄ Sikder Medical College ⇄ Hazaribag ⇄ Nawabganj ⇄ Kamrangirchar ⇄ Showari Ghat ⇄ Mitford Ghat ⇄ Babu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Prochesta Bus Route (প্রচেষ্টা বাস)</text:p>
          </table:table-cell>
          <table:table-cell office:value-type="string" table:style-name="ce2">
            <text:p>Maowa ⇄ Keraniganj ⇄ Babubazar ⇄ Naya Bazar ⇄ Golap Shah Mazar ⇄ GPO ⇄ Paltan ⇄ Kakrail ⇄ Shantinagar ⇄ Malibagh Moor ⇄ Mouchak ⇄ Malibagh Railgate ⇄ Hazipara ⇄ Rampura Bazar ⇄ Rampura Bridge ⇄ Merul ⇄ Badda ⇄ Uttar Badda ⇄ Shahjadpur ⇄ Bashtola ⇄ Notun Bazar ⇄ Nadda ⇄ Bashundhara ⇄ Jamuna Future Park ⇄ Kuril Bishwa Road ⇄ Khilkhet ⇄ Airport ⇄ Jashimuddin (Uttara) ⇄ Rajlakshmi ⇄ Azampur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Projapati Bus Route (প্রজাপতি বাস)</text:p>
          </table:table-cell>
          <table:table-cell office:value-type="string" table:style-name="ce2">
            <text:p>Bosila ⇄ Mohammadpur ⇄ Asad Gate ⇄ College Gate ⇄ Shyamoli ⇄ Kallyanpur – Darussalam ⇄ Technical ⇄ Bangla College ⇄ Ansar Camp ⇄ Mirpur 1 ⇄ Mirpur 2 Mirpur 10 ⇄ Mirpur 11 ⇄ Purobi ⇄ Kalshi ⇄ ECB Square ⇄ MES ⇄ Shewra ⇄ Kuril <text:s/>Bishwa Road ⇄ Khilkhet ⇄ Airport ⇄ Jashimuddin (Uttara) ⇄ Rajlakshmi ⇄ House Building ⇄ Abdullahpur ⇄ Kamarpa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Provati Banasree Bus Route (প্রভাতী বনশ্রী বাস)</text:p>
          </table:table-cell>
          <table:table-cell office:value-type="string" table:style-name="ce2">
            <text:p>Fulbaria ⇄ Golap Shah Mazar ⇄ GPO ⇄ Paltan ⇄ Kakrail ⇄ Shantinagar ⇄ Malibagh Moor ⇄ Mogbazar ⇄ Satrasta ⇄ Nabisco ⇄ Mohakhali ⇄ Chairman Bari ⇄ Banani ⇄ Kakali ⇄ Staff Road ⇄ MES ⇄ Shewra ⇄ Kuril Bishwa Road ⇄ Khilkhet ⇄ Airport ⇄ Jashimuddin (Uttara) ⇄ Rajlakshmi ⇄ Azampur ⇄ House Building ⇄ Abdullahpur ⇄ Tongi ⇄ Station Road ⇄ Mill Gate ⇄ Board Bazar ⇄ Gazipur Chourasta ⇄ Joydebpur ⇄ Sreepur ⇄ Barom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Purbachol Logistics and Transport Bus Route (পূর্বাচল লজিস্টিকস বাস)</text:p>
          </table:table-cell>
          <table:table-cell office:value-type="string" table:style-name="ce2">
            <text:p>Vashantek ⇄ Mirpur 14 ⇄ Mirpur 10 ⇄ Mirpur 2 ⇄ Sony Cinema Hall ⇄ Mirpur 1 ⇄ Ansar Camp ⇄ Technical ⇄ Gabtoli ⇄ Amin Bazar ⇄ Hemayetpur ⇄ Savar ⇄ Baipayl ⇄ Zirani Bazar ⇄ Nandan Park ⇄ Chand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Raida Bus Route Dhaka (রাইদা বাস)</text:p>
          </table:table-cell>
          <table:table-cell office:value-type="string" table:style-name="ce2">
            <text:p>Postagola ⇄ Dholairpar ⇄ Jatrabari ⇄ Janapath Moor ⇄ Sayedabad ⇄ Mugdapara ⇄ Bashabo ⇄ Khilgaon ⇄ Malibagh Railgate ⇄ Rampura Bazar ⇄ Rampura Bridge ⇄ Merul ⇄ Badda ⇄ Uttar Badda ⇄ Bashtola ⇄ Notun Bazar ⇄ Nadda ⇄ Bashundhara ⇄ Jamuna Future Park ⇄ Kuril Chourasta ⇄ Kuril Bishwa Road ⇄ Khilkhet ⇄ Airport ⇄ Jashimuddin (Uttara) ⇄ Rajlakshmi ⇄ Azampur ⇄ House Building ⇄ Dia Bar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">
            <text:p>Raja City Bus Route Dhaka (রাজা সিটি বাস)</text:p>
          </table:table-cell>
          <table:table-cell office:value-type="string" table:style-name="ce2">
            <text:p>Postagola ⇄ Jurain ⇄ Dayaganj ⇄ Gulistan ⇄ GPO ⇄ Paltan ⇄ Press Club ⇄ High Court ⇄ Shahbag ⇄ Bata Signal ⇄ Science Lab ⇄ City College ⇄ Jigatola ⇄ Dhanmondi 15 ⇄ Star Kabab ⇄ Shankar ⇄ Mohammadpur ⇄ Bosila ⇄ Ghatar Ch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Rajanigandha Bus Route Dhaka (রজনীগন্ধা বাস)</text:p>
          </table:table-cell>
          <table:table-cell office:value-type="string" table:style-name="ce2">
            <text:p>Chittagong Road ⇄ Sign Board ⇄ Matuail ⇄ Rayerbag ⇄ Shonir Akhra ⇄ Jatrabari -⇄ Sayedabad ⇄ Gulistan ⇄ GPO ⇄ Paltan ⇄ Press Club ⇄ High Court ⇄ Shahbag ⇄ Bata Signal ⇄ Science Lab ⇄ Jigatola ⇄ Dhanmondi 15 ⇄ Star Kabab ⇄ Shankar ⇄ Mohammad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Rajdhani Super Bus Route Dhaka (রাজধানী বাস)</text:p>
          </table:table-cell>
          <table:table-cell office:value-type="string" table:style-name="ce2">
            <text:p>Hemayetpur ⇄ Gabtoli ⇄ Technical ⇄ Ansar Camp ⇄ Mirpur 1 ⇄ Sony Cinema Hall ⇄ Mirpur 2 ⇄ Mirpur 10 ⇄ Mirpur 11 ⇄ Purobi ⇄ Kalshi ⇄ ECB Square ⇄ MES ⇄ Shewra ⇄ Kuril Bishwa Road ⇄ Jamuna Future Park ⇄ Bashundhara ⇄ Nadda ⇄ Notun Bazar ⇄ Bashtola ⇄ Shahjadpur ⇄ Uttar Badda ⇄ Badda ⇄ Madhya Badda ⇄ Merul ⇄ Rampura Bridge ⇄ Banasree ⇄ Demra Staff Quarte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Ramjan Bus Route Dhaka (রমযান বাস)</text:p>
          </table:table-cell>
          <table:table-cell office:value-type="string" table:style-name="ce2">
            <text:p>Gabtoli ⇄ Technical ⇄ Kallyanpur ⇄ Shyamoli ⇄ Shishu Mela ⇄ College Gate ⇄ Asad Gate ⇄ Mohammadpur ⇄ Shankar ⇄ Star Kabab ⇄ Dhanmondi 15 ⇄ Jigatola ⇄ City College ⇄ Science Lab ⇄ Bata Signal ⇄ Shahbag ⇄ Matsya Bhaban ⇄ Kakrail ⇄ Shantinagar ⇄ Malibagh Moor ⇄ Mouchak ⇄ Malibagh Railgate ⇄ Hazipara ⇄ Rampura Bazar ⇄ Rampura Bridge ⇄ Banasree ⇄ Demra Staff Quarte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Robrob Bus Route Dhaka ( রবরব বাস)</text:p>
          </table:table-cell>
          <table:table-cell office:value-type="string" table:style-name="ce2">
            <text:p>Gabtoli ⇄ Technical ⇄ Ansar Camp ⇄ Mirpur 1 ⇄ Mirpur 2 ⇄ Mirpur 10 ⇄ Purobi ⇄ Kalshi ⇄ ECB Square ⇄ MES ⇄ Banani ⇄ Kakali ⇄ Gulshan 2 ⇄ Gulshan 1 ⇄ Badda Link Road ⇄ Merul ⇄ Rampura Bridge ⇄ Banasree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Rois Bus Route Dhaka (রাইস বাস)</text:p>
          </table:table-cell>
          <table:table-cell office:value-type="string" table:style-name="ce2">
            <text:p>Mirpur Sony Cinema Hall ⇄ Mirpur 2 ⇄ Mirpur 10 ⇄ Kazipara ⇄ Shewrapara ⇄ Agargaon ⇄ Mohakhali ⇄ Gulshan 1 ⇄ Badda ⇄ Rampura Bridge ⇄ Banasree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">
            <text:p>Rongdhonu Express Bus Route Dhaka (রংধনু এক্সপ্রেস বাস)</text:p>
          </table:table-cell>
          <table:table-cell office:value-type="string" table:style-name="ce2">
            <text:p>Adabor ⇄ Mohammadpur ⇄ Shia Mosque ⇄ Shyamoli ⇄ College Gate ⇄ Asad Gate ⇄ Kalabagan ⇄ Science Lab ⇄ Katabon ⇄ Bata Signal ⇄ Shahbag ⇄ Kakrail ⇄ Fakirapul ⇄ Motijheel ⇄ Dayaganj ⇄ Postagol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Runway Express Bus Route Dhaka (রানওয়ে এক্সপ্রেস বাস)</text:p>
          </table:table-cell>
          <table:table-cell office:value-type="string" table:style-name="ce2">
            <text:p>Keraniganj ⇄ Kadamtali ⇄ Babubazar ⇄ Naya Bazar ⇄ Golap Shah Mazar ⇄ GPO ⇄ Paltan ⇄ Press Club ⇄ High Court ⇄ Matsya Bhaban ⇄ Shahbag ⇄ Bangla Motor ⇄ Kawran Bazar ⇄ Farmgate ⇄ Agargaon ⇄ Shewrapara ⇄ Kazipara ⇄ Mirpur 10 ⇄ Mirpur 11 ⇄ Mirpur 12 ⇄ ECB Square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">
            <text:p>Rupa Paribahan Bus Route Dhaka (রুপা পরিবহন বাস)</text:p>
          </table:table-cell>
          <table:table-cell office:value-type="string" table:style-name="ce2">
            <text:p>Gabtoli ⇄ Technical ⇄ Ansar Camp ⇄ Mirpur 1 ⇄ Sony CInema Hall ⇄ Mirpur 2 ⇄ Mirpur 10 ⇄ Mirpur 14 ⇄ Vashantek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Rupkotha Bus Route Dhaka (রুপকথা বাস)</text:p>
          </table:table-cell>
          <table:table-cell office:value-type="string" table:style-name="ce2">
            <text:p>Gabtoli ⇄ Mirpur 1 ⇄ Sony Cinema Hall ⇄ Mirpur 2 ⇄ Mirpur 10 ⇄ Mirpur 11 ⇄ Purobi ⇄ Kalshi ⇄ ECB Square ⇄ MES ⇄ Shewra ⇄ Kuril Bishwa Road ⇄ Khilkhet ⇄ Airport ⇄ Jashimuddin (Uttara) ⇄ Rajlakshmi ⇄ Azampur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Safety Druti Bus Route (সেফটি দ্রুতি বাস)</text:p>
          </table:table-cell>
          <table:table-cell office:value-type="string" table:style-name="ce2">
            <text:p>Mirpur 12 ⇄ Pallabi ⇄ Purobi ⇄ Mirpur 11 ⇄ Mirpur 10 ⇄ Kazipara ⇄ Shewrapara ⇄ Taltola ⇄ Agargaon ⇄ Khamar Bari ⇄ Dhanmondi 27 ⇄ Dhanmondi 32 ⇄ Kalabagan ⇄ City College ⇄ New Market ⇄ Nilkhet ⇄ Azim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Sakalpa Transport Bus Route (স্বকল্প ট্রান্সপোর্ট বাস)</text:p>
          </table:table-cell>
          <table:table-cell office:value-type="string" table:style-name="ce2">
            <text:p>Chiriyakhana ⇄ Mirpur 1 ⇄ Sony Cinema Hall ⇄ Mirpur 2 ⇄ Mirpur 10 ⇄ Kazipara ⇄ Shewrapara ⇄ Agargaon ⇄ Bijoy Sarani ⇄ Farmgate ⇄ Bangla Motor ⇄ Mogbazar ⇄ Malibagh Moor ⇄ Kamala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Salsabil Bus Route (ছালছাবিল বাস)</text:p>
          </table:table-cell>
          <table:table-cell office:value-type="string" table:style-name="ce2">
            <text:p>Postagola ⇄ Dholairpar ⇄ Jatrabari ⇄ Sayedabad ⇄ Mugdapara ⇄ Bashabo ⇄ Khilgaon ⇄ Malibagh Railgate ⇄ Rampura Bazar ⇄ Rampura Bridge ⇄ Merul ⇄ Badda ⇄ Uttar Badda ⇄ Bashtola ⇄ Notun Bazar ⇄ Nadda ⇄ Bashundhara ⇄ Jamuna Future Park ⇄ Kuril Chourasta ⇄ Kuril Bishwa Road ⇄ Khilkhet ⇄ Airport ⇄ Jashimuddin (Uttara) ⇄ Rajlakshmi ⇄ Azampur ⇄ House Building ⇄ Abdullahpur ⇄ Tongi ⇄ Station Road ⇄ Mill Gate ⇄ Board Bazar ⇄ Gazipur Bypass ⇄ Gazipur Chourast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Savar Paribahan Bus Route (সাভার পরিবহন বাস)</text:p>
          </table:table-cell>
          <table:table-cell office:value-type="string" table:style-name="ce2">
            <text:p>Sadarghat ⇄ Golap Shah Mazar ⇄ GPO ⇄ Paltan ⇄ Press Club ⇄ High Court ⇄ Matsya Bhaban ⇄ Shahbag ⇄ Science Lab ⇄ Kalabagan ⇄ Dhanmondi 32 ⇄ Dhanmondi 27 ⇄ Asad Gate ⇄ College Gate ⇄ Shishu Mela ⇄ Shyamoli ⇄ Kallyanpur ⇄ Darussalam ⇄ Technical ⇄ Gabtoli ⇄ Amin Bazar ⇄ Hemayetpur ⇄ Savar ⇄ Baipayl ⇄ Zirani Bazar ⇄ Nandan Park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Shadhin Bus Route (স্বাধীন বাস)</text:p>
          </table:table-cell>
          <table:table-cell office:value-type="string" table:style-name="ce2">
            <text:p>Bosila ⇄ Mohammadpur ⇄ Asad Gate ⇄ Khamar Bari ⇄ Farmgate ⇄ Kawran Bazar ⇄ Bangla Motor ⇄ Mogbazar ⇄ Mouchak ⇄ Malibagh Railgate ⇄ Hazipara ⇄ Rampura Bazar ⇄ Rampura Bridge ⇄ Banasree ⇄ Demra Staff Quarte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Shadhin Express Bus Route (স্বাধীন এক্সপ্রেস বাস)</text:p>
          </table:table-cell>
          <table:table-cell office:value-type="string" table:style-name="ce2">
            <text:p>Mirpur 12 ⇄ Pallabi ⇄ Purobi ⇄ Mirpur 11 ⇄ Mirpur 10 ⇄ Kazipara ⇄ Shewrapara ⇄ Taltola ⇄ Agargaon ⇄ Khamar Bari ⇄ Farmgate ⇄ Kawran Bazar ⇄ Bangla Motor ⇄ Shahbag ⇄ High Court ⇄ Press Club ⇄ Paltan ⇄ GPO ⇄ Golap Shah Mazar ⇄ Naya Bazar ⇄ Babubazar ⇄ Keraniganj ⇄ Kadamtali ⇄ Rajendrapur ⇄ Maow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Shahria Enterprise Bus Route (শাহরিয়া এন্টারপ্রাইজ বাস)</text:p>
          </table:table-cell>
          <table:table-cell office:value-type="string" table:style-name="ce2">
            <text:p>Gabtoli ⇄ Technical ⇄ Kallyanpur ⇄ Shyamoli ⇄ Shishu Mela ⇄ College Gate ⇄ Asad Gate ⇄ Dhanmondi 27 ⇄ Dhanmondi 32 ⇄ Shukrabad ⇄ Kalabagan ⇄ City College ⇄ Science Lab ⇄ Katabon ⇄ Shahbag ⇄ Matsya Bhaban ⇄ Kakrail ⇄ Fakirapul ⇄ Arambagh ⇄ Motijheel ⇄ Ittefaq Moor ⇄ Tikatuli ⇄ Dayaganj ⇄ Gandaria ⇄ Jurain ⇄ Postagol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">
            <text:p>Shatabdi Bus Route (শতাব্দি বাস)</text:p>
          </table:table-cell>
          <table:table-cell office:value-type="string" table:style-name="ce2">
            <text:p>Motijheel ⇄ Paltan ⇄ Kakrail ⇄ Malibagh Moor ⇄ Mouchak ⇄ Mogbazar ⇄ Satrasta ⇄ Nabisco ⇄ Mohakhali ⇄ Chairman Bari ⇄ Banani ⇄ Kakali ⇄ Shewra ⇄ Kuril Bishwa Road ⇄ Khilkhet ⇄ Airport ⇄ Jashimuddin (Uttara) ⇄ Rajlakshmi ⇄ Azampur ⇄ House Building ⇄ Abdullahpur ⇄ Kamarpa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Shikhor Paribahan Bus Route (শিখর পরিবহন বাস)</text:p>
          </table:table-cell>
          <table:table-cell office:value-type="string" table:style-name="ce2">
            <text:p>Mirpur 12 ⇄ Pallabi ⇄ Purobi ⇄ Mirpur 11 ⇄ Mirpur 10 ⇄ Kazipara ⇄ Shewrapara ⇄ Taltola ⇄ Agargaon ⇄ Bijoy Sarani ⇄ Farmgate ⇄ Kawran Bazar ⇄ Bangla Motor ⇄ Shahbag ⇄ Matsya Bhaban ⇄ High Court ⇄ Press Club ⇄ Paltan ⇄ GPO ⇄ Gulistan ⇄ Janapath Moor ⇄ Jatrabar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">
            <text:p>Shikhor Paribahan Bus Route (শিখর পরিবহন বাস)</text:p>
          </table:table-cell>
          <table:table-cell office:value-type="string" table:style-name="ce2">
            <text:p>Jatrabari ⇄ Sayedabad ⇄ Gulistan ⇄ GPO ⇄ Paltan ⇄ Press Club ⇄ High Court ⇄ Matsya Bhaban ⇄ Shahbag ⇄ Bangla Motor ⇄ Kawran Bazar ⇄ Farmgate ⇄ Bijoy Sarani ⇄ Agargaon ⇄ IDB ⇄ Taltola ⇄ Shewrapara ⇄ Kazipara ⇄ Mirpur 10 ⇄ Mirpur 11 ⇄ Pallabi ⇄ Purobi ⇄ Mirpur 1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">
            <text:p>Suveccha Bus Route (শুভেচ্ছা বাস)</text:p>
          </table:table-cell>
          <table:table-cell office:value-type="string" table:style-name="ce2">
            <text:p>Chittagong Road ⇄ Sign Board ⇄ Matuail ⇄ Rayerbag ⇄ Shonir Akhra ⇄ Jatrabari ⇄ Sayedabad ⇄ Gulistan ⇄ Chankhar Pul ⇄ Bakshi Bazar ⇄ Dhakeshwari ⇄ Azimpur ⇄ Nilkhet ⇄ New Market ⇄ City College ⇄ Kalabagan ⇄ Dhanmondi 32 ⇄ Dhanmondi 27 ⇄ Asad Gate ⇄ College Gate ⇄ Shishu Mela ⇄ Shyamoli ⇄ Kallyanpur ⇄ Darussalam ⇄ Technical ⇄ Gabtoli ⇄ Amin Bazar ⇄ Hemayetpur ⇄ Savar ⇄ Nobinagar ⇄ Baipayl ⇄ Zirani Bazar ⇄ Nandan Park ⇄ Chand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">
            <text:p>Suvojatri Bus (শুভযাত্রী <text:s/>বাস)</text:p>
          </table:table-cell>
          <table:table-cell office:value-type="string" table:style-name="ce2">
            <text:p>Fulbaria ⇄ Golap Shah Mazar ⇄ GPO ⇄ Paltan ⇄ Press Club ⇄ High Court ⇄ Matsya Bhaban ⇄ Shahbag ⇄ Bata Signal ⇄ Science Lab ⇄ Kalabagan ⇄ Dhanmondi 32 ⇄ Dhanmondi 27 ⇄ Asad Gate ⇄ College Gate ⇄ Shishu Mela ⇄ Shyamoli ⇄ Kallyanpur ⇄ Darussalam ⇄ Technical ⇄ Gabtoli ⇄ Amin Bazar ⇄ Hemayetpur ⇄ Manikganj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">
            <text:p>Siam Transport Bus Route (সিয়াম ট্রান্সপোর্ট বাস)</text:p>
          </table:table-cell>
          <table:table-cell office:value-type="string" table:style-name="ce2">
            <text:p>Banasree ⇄ Rampura Bridge ⇄ Merul ⇄ Badda ⇄ Shahjadpur ⇄ Bashtola ⇄ Notun Bazar ⇄ Nadda ⇄ Bashundhara ⇄ Jamuna Future Park ⇄ Kuril Bishwa Road ⇄ Khilkhet ⇄ Airport ⇄ Jashimuddin (Uttara) ⇄ Rajlakshmi ⇄ Azampur ⇄ House Building ⇄ Abdullahpur ⇄ Kamarpara ⇄ Dhour ⇄ Beribadh ⇄ Ashulia ⇄ Zirabo ⇄ Fantasy Kingdom ⇄ Jamgora ⇄ Shimultola ⇄ Baipayl ⇄ Palli Bidyut ⇄ Savar Cantonment ⇄ Nobinag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Skyline Bus Route (স্কাই লাইন বাস)</text:p>
          </table:table-cell>
          <table:table-cell office:value-type="string" table:style-name="ce2">
            <text:p>Sadarghat ⇄ Ray Saheb Bazar ⇄ Naya Bazar ⇄ Golap Shah Mazar ⇄ GPO ⇄ Paltan ⇄ Kakrail ⇄ Shantinagar ⇄ Malibagh Moor ⇄ Mouchak ⇄ Nabisco ⇄ Mohakhali ⇄ Chairman Bari ⇄ Sainik Club ⇄ Banani ⇄ Kakali ⇄ Staff Road ⇄ MES ⇄ Shewra ⇄ Kuril Bishwa Road ⇄ Khilkhet ⇄ Airport ⇄ Jashimuddin (Uttara) ⇄ Rajlakshmi ⇄ Azampur ⇄ House Building ⇄ Abdullahpur ⇄ Tongi ⇄ Station Road ⇄ Mill Gate ⇄ Board Bazar ⇄ Gazipur Chourast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">
            <text:p>Somota Paribahan Bus Route (সমতা পরিবহন বাস)</text:p>
          </table:table-cell>
          <table:table-cell office:value-type="string" table:style-name="ce2">
            <text:p>Chittagong Road ⇄ Sign Board ⇄ Matuail ⇄ Rayerbag ⇄ Shonir Akhra ⇄ Jatrabari ⇄ Sayedabad ⇄ Gulistan ⇄ Chankhar Pul ⇄ Bakshi Bazar ⇄ Dhakeshwari ⇄ Azimpur ⇄ Nilkhet ⇄ New Market ⇄ City College ⇄ Kalabagan ⇄ Dhanmondi 32 ⇄ Dhanmondi 27 ⇄ Asad Gate ⇄ College Gate ⇄ Shishu Mela ⇄ Shyamoli ⇄ Kallyanpur ⇄ Darussalam ⇄ Technical ⇄ Ansar Camp ⇄ Mirpur 1 ⇄ Rainkhola ⇄ Chiriyakhan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Somoy Bus Route (সময় বাস)</text:p>
          </table:table-cell>
          <table:table-cell office:value-type="string" table:style-name="ce2">
            <text:p>Sign Board ⇄ Matuail ⇄ Rayerbag ⇄ Shonir Akhra ⇄ Jatrabari ⇄ Sayedabad Janapath Moor ⇄ Gulistan ⇄ GPO ⇄ Paltan ⇄ Press Club ⇄ High Court ⇄ Matsya Bhaban ⇄ Shahbag ⇄ Bangla Motor ⇄ Kawran Bazar ⇄ Farmgate ⇄ Bijoy Sarani ⇄ Agargaon ⇄ IDB ⇄ Taltola ⇄ Shewrapara ⇄ Kazipara ⇄ Mirpur 10 ⇄ Mirpur 11 ⇄ Pallabi ⇄ Purobi ⇄ Mirpur 1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">
            <text:p>Somoy Niyantran Bus Route (সময় নিয়ন্ত্রণ বাস)</text:p>
          </table:table-cell>
          <table:table-cell office:value-type="string" table:style-name="ce2">
            <text:p>Mirpur 12 ⇄ Pallabi ⇄ Purobi ⇄ Mirpur 11 ⇄ Mirpur 10 ⇄ Kazipara ⇄ Shewrapara ⇄ Taltola ⇄ Agargaon ⇄ Bijoy Sarani ⇄ Farmgate ⇄ Kawran Bazar ⇄ Bangla Motor ⇄ Shahbag ⇄ Matsya Bhaban ⇄ High Court ⇄ Press Club ⇄ Paltan ⇄ GPO ⇄ Golap Shah Mazar ⇄ Naya Bazar ⇄ Babubazar ⇄ Keraniganj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Super Bus Route (সুপার বাস)</text:p>
          </table:table-cell>
          <table:table-cell office:value-type="string" table:style-name="ce2">
            <text:p>Gulistan ⇄ Shahbag ⇄ Farmgate ⇄ Shyamoli ⇄ Gabtoli ⇄ Savar ⇄ Nobinag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">
            <text:p>Supravat Bus Route (সুপ্রভাত বাস)</text:p>
          </table:table-cell>
          <table:table-cell office:value-type="string" table:style-name="ce2">
            <text:p>Victoria Park ⇄ Sadarghat ⇄ Ray Saheb Bazar ⇄ Golap Shah Mazar ⇄ GPO ⇄ Paltan ⇄ Kakrail ⇄ Shantinagar ⇄ Malibagh Moor ⇄ Mouchak ⇄ Malibagh Railgate ⇄ Hazipara ⇄ Rampura Bazar ⇄ Rampura Bridge ⇄ Merul ⇄ Badda ⇄ Shahjadpur ⇄ Bashtola ⇄ Notun Bazar ⇄ Nadda ⇄ Bashundhara ⇄ Jamuna Future Park ⇄ Kuril Bishwa Road ⇄ Khilkhet ⇄ Airport ⇄ Jashimuddin (Uttara) ⇄ Rajlakshmi ⇄ Azampur ⇄ House Building ⇄ Abdullahpur ⇄ Tong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">
            <text:p>Swajan Paribahan Bus Route (স্বজন পরিবহন বাস)</text:p>
          </table:table-cell>
          <table:table-cell office:value-type="string" table:style-name="ce2">
            <text:p>Savar ⇄ Hemayetpur ⇄ Amin Bazar ⇄ Gabtoli ⇄ Technical ⇄ Kallyanpur ⇄ Shyamoli ⇄ Shishu Mela ⇄ College Gate ⇄ Asad Gate ⇄ Khamar Bari ⇄ Farmgate ⇄ Kawran Bazar ⇄ Bangla Motor ⇄ Shahbag ⇄ High Court ⇄ Press Club ⇄ Paltan ⇄ GPO ⇄ Golap Shah Mazar ⇄ Naya Bazar ⇄ Ray Saheb Bazar ⇄ Sadarghat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">
            <text:p>Talukdar Bus Route (তালুকদার বাস)</text:p>
          </table:table-cell>
          <table:table-cell office:value-type="string" table:style-name="ce2">
            <text:p>Chiriyakhana ⇄ Mirpur 1 ⇄ Ansar Camp ⇄ Technical ⇄ Kallyanpur ⇄ Shyamoli ⇄ Shishu Mela ⇄ College Gate ⇄ Asad Gate ⇄ Khamar Bari ⇄ Farmgate ⇄ Kawran Bazar ⇄ Bangla Motor ⇄ Mogbazar ⇄ Mouchak ⇄ Malibagh Moor ⇄ Rajarbag ⇄ Khilgaon Flyover ⇄ Bashabo ⇄ Mugdapara ⇄ Manik Nagar ⇄ Golapbag Chourasta ⇄ Sayedabad ⇄ Janapath Moor ⇄ Jatrabari ⇄ Kazla ⇄ Shonir Akhra ⇄ Rayerbag ⇄ Matuail ⇄ Sign Board ⇄ Sanarpar ⇄ Chittagong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">
            <text:p>Tanjil Paribahan Bus Route (তানজিল পরিবহন বাস)</text:p>
          </table:table-cell>
          <table:table-cell office:value-type="string" table:style-name="ce2">
            <text:p>Chiriyakhana ⇄ Mirpur 1 ⇄ Ansar Camp ⇄ Technical ⇄ Kallyanpur ⇄ Shyamoli ⇄ Shishu Mela ⇄ College Gate ⇄ Asad Gate ⇄ Khamar Bari ⇄ Farmgate ⇄ Kawran Bazar ⇄ Bangla Motor ⇄ Shahbag ⇄ High Court ⇄ Press Club ⇄ Paltan ⇄ GPO ⇄ Golap Shah Mazar ⇄ Naya Bazar ⇄ Ray Saheb Bazar ⇄ Sadarghat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Taranga Plus Bus Route (তরঙ্গ প্লাস বাস)</text:p>
          </table:table-cell>
          <table:table-cell office:value-type="string" table:style-name="ce2">
            <text:p>Mohammadpur Bus Stand ⇄ Shankar ⇄ Star Kabab ⇄ Dhanmondi 15 ⇄ Jigatola ⇄ City College ⇄ Science Lab ⇄ Bata Signal ⇄ Shahbag ⇄ Matsya Bhaban ⇄ Kakrail ⇄ Shantinagar ⇄ Malibagh Moor ⇄ Mouchak ⇄ Malibagh Railgate ⇄ Hazipara ⇄ Rampura Bazar ⇄ Rampura Bridge ⇄ Banasree ⇄ South Banasree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Tetulia Bus Route (তেতুলিয়া বাস)</text:p>
          </table:table-cell>
          <table:table-cell office:value-type="string" table:style-name="ce2">
            <text:p>Shia Mosque ⇄ Japan Garden City ⇄ Ring road ⇄ Adabor Shyamoli ⇄ Shishu Mela ⇄ Agargaon ⇄ Taltola ⇄ Shewrapara ⇄ Kazipara ⇄ Mirpur 10 ⇄ Mirpur 11 ⇄ Purobi ⇄ Pallabi ⇄ Kalshi ⇄ ECB Square ⇄ MES ⇄ Shewra ⇄ Kuril Bishwa Road ⇄ Airport ⇄ Jashimuddin (Uttara) ⇄ Rajlakshmi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">
            <text:p>Thikana Bus Route (ঠিকানা বাস)</text:p>
          </table:table-cell>
          <table:table-cell office:value-type="string" table:style-name="ce2">
            <text:p>Sign Board ⇄ Matuail ⇄ Rayerbag ⇄ Shonir Akhra ⇄ Jatrabari ⇄ Sayedabad ⇄ Gulistan ⇄ Chankhar Pul ⇄ Bakshi Bazar ⇄ Dhakeshwari ⇄ Azimpur ⇄ Nilkhet ⇄ New Market ⇄ City College ⇄ Kalabagan ⇄ Dhanmondi 32 ⇄ Dhanmondi 27 ⇄ Asad Gate ⇄ College Gate ⇄ Shishu Mela ⇄ Shyamoli ⇄ Kallyanpur ⇄ Darussalam ⇄ Technical ⇄ Gabtoli ⇄ Amin Bazar ⇄ Hemayetpur ⇄ Savar ⇄ Baipayl ⇄ Zirani Bazar ⇄ Nandan Park ⇄ Chand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Thikana Express Bus Route (ঠিকানা এক্সপ্রেস বাস)</text:p>
          </table:table-cell>
          <table:table-cell office:value-type="string" table:style-name="ce2">
            <text:p>Shonbari Sreenagar ⇄ Nimtola ⇄ Kuchimura ⇄ Rajendrapur ⇄ Hasnabad ⇄ Postagola ⇄ Jurain ⇄ Dholairpar ⇄ Jatrabari ⇄ Sayedabad ⇄ Gulistan ⇄ Chankhar Pul ⇄ Bakshi Bazar ⇄ Azimpur ⇄ Nilkhet ⇄ New Market ⇄ City College ⇄ Kalabagan ⇄ Dhanmondi 32 ⇄ Dhanmondi 27 ⇄ Asad Gate ⇄ College Gate ⇄ Shishu Mela ⇄ Shyamoli ⇄ Kallyanpur ⇄ Darussalam ⇄ Technical ⇄ Gabtoli ⇄ Amin Bazar ⇄ Hemayetpur ⇄ Savar ⇄ Baipayl ⇄ Zirani Bazar ⇄ Nandan Park ⇄ Chand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Titas Bus Route (তিতাস বাস)</text:p>
          </table:table-cell>
          <table:table-cell office:value-type="string" table:style-name="ce2">
            <text:p>Chiriyakhana ⇄ Mirpur 1 ⇄ Gabtoli ⇄ Savar ⇄ Nobinagar Chand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Transilva Bus Route (ট্রান্সিল্ভা বাস)</text:p>
          </table:table-cell>
          <table:table-cell office:value-type="string" table:style-name="ce2">
            <text:p>Mirpur 1 ⇄ Ansar Camp ⇄ Technical ⇄ Kallyanpur ⇄ Shyamoli ⇄ Shishu Mela ⇄ College Gate ⇄ Asad Gate ⇄ Dhanmondi 27 ⇄ Dhanmondi 32 ⇄ Kalabagan ⇄ Science Lab ⇄ Bata Signal ⇄ Shahbag ⇄ Matsya Bhaban ⇄ High Court ⇄ Press Club <text:s/>Paltan ⇄ GPO ⇄ Gulistan ⇄ Motijheel ⇄ Sayedabad ⇄ Janapath Moor ⇄ Jatrabar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Trust Transport Services Bus Route (ট্রাষ্ট ট্রান্সপোর্ট বাস)</text:p>
          </table:table-cell>
          <table:table-cell office:value-type="string" table:style-name="ce2">
            <text:p>Mirpur 10 ⇄ Mirpur 13 ⇄ Mirpur 14 ⇄ Kachukhet ⇄ Sainik Club ⇄ Banan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Trust Transport Services Bus Route (ট্রাষ্ট ট্রান্সপোর্ট বাস)</text:p>
          </table:table-cell>
          <table:table-cell office:value-type="string" table:style-name="ce2">
            <text:p>Mirpur 10 ⇄ Mirpur 13 ⇄ Mirpur 14 ⇄ Kachukhet ⇄ Workshop ⇄ Saudi Colony ⇄ Jahangir Gate ⇄ Farmgate ⇄ Kawran Bazar ⇄ Bangla Motor ⇄ Shahbag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Trust Transport Services Bus Route (ট্রাষ্ট ট্রান্সপোর্ট বাস)</text:p>
          </table:table-cell>
          <table:table-cell office:value-type="string" table:style-name="ce2">
            <text:p>Mirpur DOHS ⇄ Kalshi ⇄ ECB Square ⇄ Garrison (Cantonment) ⇄ Adamjee School ⇄ Workshop ⇄ Saudi Colony ⇄ Jahangir Gate ⇄ Farmgate ⇄ Kawran Bazar ⇄ Bangla Motor ⇄ Shahbag ⇄ High Court ⇄ Press Club ⇄ Paltan ⇄ Dainik Bangla Moor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">
            <text:p>Trust Transport Services (AC) <text:s/>Bus Route (ট্রাষ্ট ট্রান্সপোর্ট বাস)</text:p>
          </table:table-cell>
          <table:table-cell office:value-type="string" table:style-name="ce2">
            <text:p>Mirpur DOHS ⇄ Kalshi ⇄ ECB Square ⇄ Garrison (Cantonment) ⇄ Adamjee School ⇄ Workshop ⇄ Saudi Colony ⇄ Jahangir Gate ⇄ Farmgate ⇄ Kawran 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Turag Bus Route (ট্রাষ্ট ট্রান্সপোর্ট বাস)</text:p>
          </table:table-cell>
          <table:table-cell office:value-type="string" table:style-name="ce2">
            <text:p>Jatrabari ⇄ Sayedabad ⇄ Mugdapara ⇄ Bashabo ⇄ Khilgaon ⇄ Malibagh Moor ⇄ Rampura Bazar ⇄ Rampura Bridge ⇄ Merul ⇄ Badda ⇄ Uttar Badda ⇄ Bashtola ⇄ Notun Bazar ⇄ Nadda ⇄ Bashundhara ⇄ Jamuna Future Park ⇄ Kuril Chourasta ⇄ Kuril Bishwa Road ⇄ Khilkhet ⇄ Airport ⇄ Jashimuddin (Uttara) ⇄ Rajlakshmi ⇄ Azampur ⇄ House Building ⇄ Abdullahpur ⇄ Tong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">
            <text:p>VIP 27 Bus Route (ভিআইপি ২৭ বাস)</text:p>
          </table:table-cell>
          <table:table-cell office:value-type="string" table:style-name="ce2">
            <text:p>Azimpur ⇄ Nilkhet ⇄ New Market ⇄ City College ⇄ Kalabagan ⇄ Banani ⇄ Kakali ⇄ MES ⇄ Shewra ⇄ Kuril Bishwa Road ⇄ Khilkhet ⇄ Airport ⇄ Jashimuddin (Uttara) ⇄ Rajlakshmi ⇄ Azampur ⇄ House Building ⇄ Abdullahpur ⇄ Tongi ⇄ Station Road ⇄ Mill Gate ⇄ Board Bazar ⇄ Gazipur Chourast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">
            <text:p>Victor Classic Bus Route (ভিক্টর ক্লাসিক বাস)</text:p>
          </table:table-cell>
          <table:table-cell office:value-type="string" table:style-name="ce2">
            <text:p>Sadarghat ⇄ Ray Saheb Bazar ⇄ Naya Bazar ⇄ Golap Shah Mazar ⇄ GPO ⇄ Paltan ⇄ Kakrail ⇄ Shantinagar ⇄ Malibagh Moor ⇄ Mouchak ⇄ Malibagh Railgate ⇄ Hazipara ⇄ Rampura Bazar ⇄ Rampura Bridge ⇄ Merul ⇄ Badda ⇄ Shahjadpur ⇄ Bashtola ⇄ Notun Bazar ⇄ Nadda ⇄ Bashundhara ⇄ Jamuna Future Park ⇄ Kuril Bishwa Road ⇄ Khilkhet ⇄ Airport ⇄ Jashimuddin (Uttara) ⇄ Rajlakshmi ⇄ Azampur ⇄ House Building ⇄ Diabar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Victor Paribahan Bus Route (ভিক্টর পরিবহন বাস)</text:p>
          </table:table-cell>
          <table:table-cell office:value-type="string" table:style-name="ce2">
            <text:p>Sadarghat ⇄ Ray Saheb Bazar ⇄ Naya Bazar ⇄ Golap Shah Mazar ⇄ GPO ⇄ Paltan ⇄ Kakrail ⇄ Shantinagar ⇄ Malibagh Moor ⇄ Mouchak ⇄ Malibagh Railgate ⇄ Hazipara ⇄ Rampura Bazar ⇄ Rampura Bridge ⇄ Merul ⇄ Badda ⇄ Shahjadpur ⇄ Bashtola ⇄ Notun Bazar ⇄ Nadda ⇄ Bashundhara ⇄ Jamuna Future Park ⇄ Kuril Bishwa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">
            <text:p>Winner Bus Route (উইনার বাস)</text:p>
          </table:table-cell>
          <table:table-cell office:value-type="string" table:style-name="ce2">
            <text:p>Azimpur ⇄ Eden College ⇄ Nilkhet ⇄ New Market ⇄ Science Lab ⇄ City College ⇄ Kalabagan ⇄ Panthapath ⇄ Kawran Bazar ⇄ Bot tola ⇄ Nabisco ⇄ Mohakhali ⇄ Wireless ⇄ Gulshan 1 ⇄ Badda ⇄ Badda Link Road ⇄ Uttar Badda ⇄ Shahjadpur ⇄ Bashtola ⇄ Notun Bazar ⇄ Nadda ⇄ Bashundhara ⇄ Jamuna Future Park ⇄ Kuril Bishwa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">
            <text:p>Welcome Bus Route (ওয়েলকাম বাস)</text:p>
          </table:table-cell>
          <table:table-cell office:value-type="string" table:style-name="ce2">
            <text:p>Nandan Park ⇄ Zirani Bazar ⇄ Baipayl ⇄ Nobinagar ⇄ Savar ⇄ Hemayetpur ⇄ Amin Bazar ⇄ Gabtoli ⇄ Technical ⇄ Kallyanpur ⇄ Shyamoli ⇄ Shishu Mela ⇄ College Gate ⇄ Asad Gate ⇄ Khamar Bari ⇄ Farmgate ⇄ Kawran Bazar ⇄ Bangla Motor ⇄ Shahbag ⇄ High Court ⇄ Press Club ⇄ Paltan ⇄ GPO ⇄ Gulistan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">
            <text:p>Cantonment Bus Route (ক্যান্টনমেন্ট বাস সার্ভিস)</text:p>
          </table:table-cell>
          <table:table-cell office:value-type="string" table:style-name="ce2">
            <text:p>Mirpur 14 ⇄ Mirpur 10 ⇄ Mirpur 2 ⇄ Sony Cinema Hall ⇄ Mirpur 1 ⇄ Ansar Camp ⇄ Technical ⇄ Gabtoli ⇄ Amin Bazar ⇄ Hemayetpur ⇄ Sav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">
            <text:p>Cantonment Mini Service Bus Route (ক্যান্টনমেন্ট <text:s/>মিনি বাস সার্ভিস)</text:p>
          </table:table-cell>
          <table:table-cell office:value-type="string" table:style-name="ce2">
            <text:p>Mirpur 14 ⇄ Kachukhet ⇄ Sainik Club ⇄ Kakali ⇄ Banani ⇄ Mohakhal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">
            <text:p>Champion Bus Route (চ্যাম্পিয়ন বাস)</text:p>
          </table:table-cell>
          <table:table-cell office:value-type="string" table:style-name="ce2">
            <text:p>Vashantek ⇄ Mirpur 14 ⇄ Mirpur 10 ⇄ Mirpur 2 ⇄ Sony Cenema Hall ⇄ Mirpur 1 ⇄ Ansar Camp ⇄ Technical ⇄ Gabtol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">
            <text:p>City Link Bus Route (সিটি লিংক বাস)</text:p>
          </table:table-cell>
          <table:table-cell office:value-type="string" table:style-name="ce2">
            <text:p>Chittagong Road ⇄ Sign Board ⇄ Matuail ⇄ Rayerbag ⇄ Shonir Akhra ⇄ Jatrabari ⇄ Sayedabad ⇄ Gulistan ⇄ GPO ⇄ Paltan ⇄ Press Club ⇄ High Court ⇄ Matsya Bhaban ⇄ Shahbag ⇄ Bata Signal ⇄ Science Lab ⇄ City College ⇄ Jigatola ⇄ Dhanmondi 15 ⇄ Star Kabab ⇄ Shankar ⇄ Mohammadpur ⇄ Bosila ⇄ Ghatar Ch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2">
            <text:p>13 No. Bus Route Dhaka (১৩নং বাস)</text:p>
          </table:table-cell>
          <table:table-cell office:value-type="string" table:style-name="ce2">
            <text:p>Mohammadpur ⇄ Shankar ⇄ Star Kabab ⇄ Dhanmondi 15 ⇄ Jigatola ⇄ City College ⇄ Science Lab ⇄ New Market ⇄ Nilkhet ⇄ Azim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2">
            <text:p>4 No. Alike Bus Route Dhaka (৪নং বাস)</text:p>
          </table:table-cell>
          <table:table-cell office:value-type="string" table:style-name="ce2">
            <text:p>Balughat ⇄ Signal ⇄ CMH ⇄ Garrison (Cantonment) ⇄ Adamjee College ⇄ Workshop ⇄ Jahangir Gate ⇄ Bijoy Sarani ⇄ Farmgate ⇄ Bangla Motor ⇄ Shahbag ⇄ Paltan ⇄ Gulistan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2">
            <text:p>6 No. Bus Route Dhaka (৬নং বাস)</text:p>
          </table:table-cell>
          <table:table-cell office:value-type="string" table:style-name="ce2">
            <text:p>Kamalapur ⇄ Motijheel ⇄ Gulistan ⇄ GPO ⇄ Paltan ⇄ Kakrail ⇄ Shantinagar ⇄ Malibagh Moor ⇄ Mouchak ⇄ Mogbazar ⇄ Kawran Bazar ⇄ Farmgate ⇄ Jahangir Gate ⇄ Bijoy Sarani ⇄ Mohakhali ⇄ Gulshan 1 ⇄ Gulshan 2 ⇄ Notun 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2">
            <text:p>6 No. Motijheel Banani Transport Bus Route Dhaka (৬নং মতিঝিল বনানী ট্রান্সপোর্ট বাস)</text:p>
          </table:table-cell>
          <table:table-cell office:value-type="string" table:style-name="ce2">
            <text:p>Kamalapur ⇄ Motijheel ⇄ Gulistan ⇄ GPO ⇄ Paltan ⇄ Kakrail ⇄ Shantinagar ⇄ Malibagh Moor ⇄ Mouchak ⇄ Mogbazar ⇄ Kawran Bazar ⇄ Farmgate ⇄ Jahangir Gate ⇄ Bijoy Sarani ⇄ Mohakhali ⇄ Gulshan 1 ⇄ Gulshan 2 ⇄ Notun 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7 No. Bus Route Dhaka (৭নং বাস)</text:p>
          </table:table-cell>
          <table:table-cell office:value-type="string" table:style-name="ce2">
            <text:p>Gabtoli ⇄ Technical ⇄ Kallyanpur ⇄ Shyamoli ⇄ Shishu Mela ⇄ College Gate ⇄ Asad Gate ⇄ Dhanmondi 27 ⇄ Dhanmondi 32 ⇄ Kalabagan ⇄ Science Lab ⇄ Katabon ⇄ Shahbag ⇄ High Court ⇄ Press Club ⇄ Paltan ⇄ GPO ⇄ Golap Shah Mazar ⇄ Gulistan ⇄ Naya Bazar ⇄ Ray Saheb Bazar ⇄ Sadarghat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8 No. Bus Route Dhaka (৮নং বাস)</text:p>
          </table:table-cell>
          <table:table-cell office:value-type="string" table:style-name="ce2">
            <text:p>Jatrabari ⇄ Janapath Moor ⇄ Sayedabad ⇄ Motijheel ⇄ Dainik Bangla Moor ⇄ Paltan ⇄ Press Club ⇄ Matsya Bhaban ⇄ High Court ⇄ Shahbag ⇄ Bangla Motor ⇄ Kawran Bazar ⇄ Farmgate ⇄ Khamar Bari ⇄ Asad Gate ⇄ College Gate ⇄ Shishu Mela ⇄ Shyamoli ⇄ Kallyanpur ⇄ Technical ⇄ Gabtol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2">
            <text:p>9 No. Bus Route Dhaka (৯নং বাস)</text:p>
          </table:table-cell>
          <table:table-cell office:value-type="string" table:style-name="ce2">
            <text:p>College Gate ⇄ Shishu Mela ⇄ Shyamoli ⇄ Kallyanpur ⇄ Darussalam ⇄ Technical ⇄ Bangla College ⇄ Tolarbag ⇄ Ansar Camp ⇄ Mirpur 1 ⇄ Sony Cinema Hall ⇄ Mirpur 2 ⇄ Proshika Moor ⇄ Pallabi ⇄ Mirpur 1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D Link Bus Route (ডি লিংক বাস)</text:p>
          </table:table-cell>
          <table:table-cell office:value-type="string" table:style-name="ce2">
            <text:p>Fulbaria ⇄ Chankhar Pul ⇄ Bakshi Bazar ⇄ Azimpur ⇄ Nilkhet ⇄ New Market ⇄ City College ⇄ Kalabagan ⇄ Dhanmondi 32 ⇄ Dhanmondi 27 ⇄ Asad Gate ⇄ College Gate ⇄ Shishu Mela ⇄ Shyamoli ⇄ Kallyanpur ⇄ Darussalam ⇄ Technical ⇄ Gabtoli ⇄ Amin Bazar ⇄ Hemayetpur ⇄ Savar ⇄ Dham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2">
            <text:p>D One Transport Bus Route (ডি ওয়ান বাস)</text:p>
          </table:table-cell>
          <table:table-cell office:value-type="string" table:style-name="ce2">
            <text:p>Motijheel ⇄ Dainik Bangla Moor ⇄ Paltan ⇄ Press Club ⇄ Matsya Bhaban ⇄ High Court ⇄ Shahbag ⇄ Bangla Motor ⇄ Kawran Bazar ⇄ Farmgate ⇄ Asad Gate ⇄ College Gate ⇄ Shishu Mela ⇄ Shyamoli ⇄ Kallyanpur ⇄ Technical ⇄ Gabtoli ⇄ Amin Bazar ⇄ Nobinagar ⇄ Dhamrai ⇄ Kalam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2">
            <text:p>Deepan Bus Route (দিপান বাস)</text:p>
          </table:table-cell>
          <table:table-cell office:value-type="string" table:style-name="ce2">
            <text:p>Tajmahal Road ⇄ Shankar ⇄ Dhanmondi 15 ⇄ Jigatola ⇄ City College ⇄ Science Lab ⇄ Shahbag ⇄ Matsya Bhaban ⇄ Paltan ⇄ Gulistan ⇄ Motijheel ⇄ Arambagh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2">
            <text:p>Desh Bangla Bus Route (দেশ বাংলা বাস)</text:p>
          </table:table-cell>
          <table:table-cell office:value-type="string" table:style-name="ce2">
            <text:p>Postagola ⇄ Dholairpar ⇄ Jatrabari ⇄ Sayedabad ⇄ Mugdapara ⇄ Bashabo ⇄ Khilgaon ⇄ Malibagh ⇄ Rampura Bazar ⇄ Rampura Bridge ⇄ Merul ⇄ Badda ⇄ Uttar Badda ⇄ Bashtola ⇄ Notun Bazar ⇄ Nadda ⇄ Bashundhara ⇄ Jamuna Future Park ⇄ Kuril Chourasta ⇄ Kuril Bishwa Road ⇄ Khilkhet ⇄ Airport ⇄ Jashimuddin (Uttara) ⇄ Rajlakshmi ⇄ Azampur ⇄ House Building ⇄ Abdullahpur ⇄ Kamarpa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2">
            <text:p>Dewan Bus Route (দেওয়ান বাস)</text:p>
          </table:table-cell>
          <table:table-cell office:value-type="string" table:style-name="ce2">
            <text:p>Azimpur ⇄ Eden College ⇄ Nilkhet ⇄ New Market ⇄ Science Lab ⇄ City College ⇄ Science Lab ⇄ Katabon ⇄ Shahbag ⇄ Bangla Motor ⇄ Kawran Bazar ⇄ Farmgate ⇄ Jahangir Gate ⇄ Mohakhali ⇄ Wireless ⇄ Gulshan 1 ⇄ Badda ⇄ Badda Link Road ⇄ Uttar Badda ⇄ Shahjadpur ⇄ Bashtola ⇄ Notun Bazar ⇄ Nadda ⇄ Bashundhara ⇄ Jamuna Future Park ⇄ Kuril Bishwa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2">
            <text:p>Dhakar Chaka Bus Route (ঢাকার চাকা বাস)</text:p>
          </table:table-cell>
          <table:table-cell office:value-type="string" table:style-name="ce2">
            <text:p>Police Plaza ⇄ Gulshan 1 ⇄ Gulshan 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2">
            <text:p>Dhakar Chaka Bus Route (ঢাকার চাকা বাস)</text:p>
          </table:table-cell>
          <table:table-cell office:value-type="string" table:style-name="ce2">
            <text:p>Banani ⇄ Gulshan 2 ⇄ Notun 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Dhaka Metro Service Bus Route (ঢাকার মেট্রো সার্ভিস বাস)</text:p>
          </table:table-cell>
          <table:table-cell office:value-type="string" table:style-name="ce2">
            <text:p>Mirpur 1 ⇄ Kallyanpur ⇄ Shyamoli ⇄ Asad Gate ⇄ Shukrabad Kalabagan ⇄ Science Lab ⇄ New Market ⇄ Nilkhet ⇄ Azim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2">
            <text:p>Dhaka Paribahan Bus Route (ঢাকা পরিবহন বাস)</text:p>
          </table:table-cell>
          <table:table-cell office:value-type="string" table:style-name="ce2">
            <text:p>Gulistan ⇄ Shahbag ⇄ Farmgate ⇄ Banani ⇄ Uttara ⇄ Gazipur ⇄ Shib Bar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Dipon Bus Route (দিপোন বাস)</text:p>
          </table:table-cell>
          <table:table-cell office:value-type="string" table:style-name="ce2">
            <text:p>Tajmahal Road ⇄ Salimullah Road ⇄ Jakir Hossen Road ⇄ Shankar ⇄ Star Kabab ⇄ Dhanmondi 15 ⇄ Jigatola ⇄ City College ⇄ Science Lab ⇄ Bata Signal ⇄ Shahbag ⇄ Matsya Bhaban ⇄ High Court ⇄ Press Club ⇄ Paltan ⇄ Baitul Mukarram ⇄ Gulistan ⇄ Motijheel ⇄ Arambagh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2">
            <text:p>Dip Paribahan Bus Route (দ্বীপ পরিবহন বাস)</text:p>
          </table:table-cell>
          <table:table-cell office:value-type="string" table:style-name="ce2">
            <text:p>Azimpur ⇄ City College ⇄ Kolabagan ⇄ Panthopoth ⇄ Karwan Bazar ⇄ Nabisco ⇄ Gulshan Link Road ⇄ Gulshan 1 ⇄ Kuril Bissho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2">
            <text:p>Dishari Bus Route (দিসারি বাস)</text:p>
          </table:table-cell>
          <table:table-cell office:value-type="string" table:style-name="ce2">
            <text:p>Chiriyakhana ⇄ Mirpur 1 ⇄ Ansar Camp ⇄ Technical ⇄ Kallyanpur ⇄ Shyamoli ⇄ Shishu Mela ⇄ College Gate ⇄ Asad Gate ⇄ Khamar Bari ⇄ Farmgate ⇄ Kawran Bazar ⇄ Bangla Motor ⇄ Shahbag ⇄ Matsya Bhaban ⇄ High Court ⇄ Press Club ⇄ Paltan ⇄ GPO ⇄ Golap Shah Mazar ⇄ Naya Bazar ⇄ Babubazar ⇄ Keraniganj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2">
            <text:p>Elite Bus Route (এলিট বাস)</text:p>
          </table:table-cell>
          <table:table-cell office:value-type="string" table:style-name="ce2">
            <text:p>Agargaon ⇄ Taltola ⇄ Shewrapara ⇄ Kazipara ⇄ Mirpur 10 ⇄ Mirpur 11 ⇄ Purobi ⇄ Pallabi ⇄ Kalshi ⇄ Kuril Bishwa Road ⇄ Airport ⇄ Jashimuddin (Uttara) ⇄ Rajlakshmi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ETC Bus Route (ইটিসি বাস)</text:p>
          </table:table-cell>
          <table:table-cell office:value-type="string" table:style-name="ce2">
            <text:p>Golap Shah Mazar ⇄ Shahbag ⇄ Bangla Motor ⇄ Farmgate ⇄ Agargaon ⇄ Shewrapara ⇄ Kazipara ⇄ Mirpur 10 ⇄ Pallabi ⇄ Mirpur 1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2">
            <text:p>Everest Paribahan Bus Route (এভারেস্ট পরিবহন বাস)</text:p>
          </table:table-cell>
          <table:table-cell office:value-type="string" table:style-name="ce2">
            <text:p>Rupnagar Abashik ⇄ Mirpur 2 ⇄ Mirpur 1 ⇄ Khamar Bari Farmgate ⇄ Gulistan ⇄ Keraniganj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2">
            <text:p>ETC Transport Bus Route (ইটিসি ট্রান্সপোর্ট বাস)</text:p>
          </table:table-cell>
          <table:table-cell office:value-type="string" table:style-name="ce2">
            <text:p>Golap Shah Mazar ⇄ GPO ⇄ Paltan ⇄ Press Club ⇄ High Court ⇄ Matsya Bhaban ⇄ Shahbag ⇄ Bangla Motor ⇄ Kawran Bazar ⇄ Farmgate ⇄ Khamar Bari ⇄ Agargaon ⇄ Taltola ⇄ Shewrapara ⇄ Kazipara ⇄ Mirpur 10 ⇄ Mirpur 11 ⇄ Purobi ⇄ Pallabi ⇄ Mirpur 1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Falgun Art Transport Private Limited Bus Route (ফাল্গুন আর্ট ট্রান্সপোর্ট প্রাইভেট লিমিটেড বাস)</text:p>
          </table:table-cell>
          <table:table-cell office:value-type="string" table:style-name="ce2">
            <text:p>Azimpur ⇄ Nilkhet ⇄ New Market ⇄ Science Lab ⇄ Bata Signal ⇄ Katabon ⇄ Shahbag ⇄ Motso Vobon ⇄ Kakrail ⇄ Shantinagar ⇄ Malibagg Mor ⇄ Mouchak ⇄ Malibagh Rail Gate ⇄ Rampura Bazar ⇄ Rampura Bridge ⇄ Merul ⇄ Madhya Badda ⇄ Badda ⇄ Shahjadpur ⇄ Natun Bazar ⇄ Nadda ⇄ Bashundhara ⇄ Jamuna Future Park ⇄ Kuril Bissho Road ⇄ Khilkhet ⇄ Airport ⇄ Rajlakshmi ⇄ Uttara House Building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2">
            <text:p>First Ten Bus Route (ফার্স্ট টেন বাস)</text:p>
          </table:table-cell>
          <table:table-cell office:value-type="string" table:style-name="ce2">
            <text:p>Vashantek ⇄ Mirpur 14 ⇄ Mirpur 10 ⇄ Mirpur 2 ⇄ Sony Cenema Hall ⇄ Mirpur 1 ⇄ Ansar Camp ⇄ Technical ⇄ Gabtol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FTCL Bus Route (এফটিসিএল বাস)</text:p>
          </table:table-cell>
          <table:table-cell office:value-type="string" table:style-name="ce2">
            <text:p>Mohammadpur ⇄ Shankar ⇄ Star Kabab ⇄ Jigatola ⇄ City College ⇄ Science Lab ⇄ Bata Signal ⇄ Shahbag ⇄ Matsya Bhaban ⇄ High Court ⇄ Press Club ⇄ Paltan ⇄ GPO ⇄ Gulistan ⇄ Sayedabad ⇄ Janapath Moor ⇄ Jatrabari ⇄ Shonir Akhra ⇄ Rayerbag ⇄ Matuail ⇄ Sign Board ⇄ Chittagong Road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2">
            <text:p>FTCL Bus Route (এফটিসিএল বাস)</text:p>
          </table:table-cell>
          <table:table-cell office:value-type="string" table:style-name="ce2">
            <text:p>Mohammadpur ⇄ Shankar ⇄ Dhanmondi 15 ⇄ Jigatola ⇄ City College ⇄ Science Lab ⇄ Shahbag ⇄ Matsya Bhaban ⇄ Paltan ⇄ Gulistan ⇄ Motijheel ⇄ Arambagh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2">
            <text:p>Gazipur Paribahan Bus Route (গাজীপুর পরিবহন বাস)</text:p>
          </table:table-cell>
          <table:table-cell office:value-type="string" table:style-name="ce2">
            <text:p>Motijheel ⇄ Paltan ⇄ Kakrail ⇄ Shantinagar ⇄ Malibagh Moor ⇄ Mouchak ⇄ Mogbazar ⇄ Nabisco ⇄ Mohakhali ⇄ Chairman Bari ⇄ Sainik Club ⇄ Kakali ⇄ Banani ⇄ Staff Road ⇄ MES ⇄ Shewra ⇄ Kuril Bishwa Road ⇄ Khilkhet ⇄ Airport ⇄ Jashimuddin (Uttara) ⇄ Rajlakshmi ⇄ Azampur ⇄ House Building ⇄ Abdullahpur ⇄ Tongi ⇄ Station Road ⇄ Mill Gate ⇄ Board Bazar ⇄ Gazipur Chourasta ⇄ Shib Bar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2">
            <text:p>Grameen Bus Route (গ্রামীণ বাস)</text:p>
          </table:table-cell>
          <table:table-cell office:value-type="string" table:style-name="ce2">
            <text:p>Mirpur 14 ⇄ Mirpur 10 ⇄ Mirpur 2 ⇄ Sony Cinema Hall ⇄ Mirpur 1 ⇄ Ansar Camp ⇄ Technical ⇄ Gabtol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2">
            <text:p>Grameen Suveccha Bus Route (গ্রামীণ শুভেচ্ছা বাস)</text:p>
          </table:table-cell>
          <table:table-cell office:value-type="string" table:style-name="ce2">
            <text:p>Fulbaria ⇄ Chankhar Pul ⇄ Bakshi Bazar ⇄ Azimpur ⇄ Nilkhet ⇄ New Market ⇄ City College ⇄ Kalabagan ⇄ Dhanmondi 32 ⇄ Dhanmondi 27 ⇄ Asad Gate ⇄ College Gate ⇄ Shishu Mela ⇄ Shyamoli ⇄ Kallyanpur ⇄ Darussalam ⇄ Technical ⇄ Gabtoli ⇄ Amin Bazar ⇄ Hemayetpur ⇄ Savar ⇄ Baipayl ⇄ Zirani Bazar ⇄ Nandan Park ⇄ Chandr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Green Anabil Bus Route (গ্রীন অনাবিল বাস)</text:p>
          </table:table-cell>
          <table:table-cell office:value-type="string" table:style-name="ce2">
            <text:p>Chashara ⇄ Shibu Market ⇄ Jalkuri ⇄ Sign Board ⇄ Matuail ⇄ Rayerbag ⇄ Shonir Akhra ⇄ Jatrabari ⇄ Sayedabad ⇄ Mugdapara ⇄ Bashabo ⇄ Khilgaon ⇄ Malibagh Railgate ⇄ Hazipara ⇄ Rampura Bazar ⇄ Rampura Bridge ⇄ Merul ⇄ Badda ⇄ Uttar Badda ⇄ Shahjadpur ⇄ Bashtola ⇄ Notun Bazar ⇄ Nadda ⇄ Bashundhara ⇄ Jamuna Future Park ⇄ Kuril Bishwa Road ⇄ Khilkhet ⇄ Airport ⇄ Jashimuddin (Uttara) ⇄ Rajlakshmi ⇄ Azampur ⇄ House Building ⇄ Abdullahpur ⇄ Tongi ⇄ Station Road ⇄ Mill Gate ⇄ Board Bazar ⇄ Gazipur Bypass ⇄ Gazipur Chourast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2">
            <text:p>Green Dhaka Bus Route (গ্রীন ঢাকা বাস)</text:p>
          </table:table-cell>
          <table:table-cell office:value-type="string" table:style-name="ce2">
            <text:p>Motijheel ⇄ Gulistan ⇄ GPO ⇄ Paltan ⇄ Kakrail ⇄ Shantinagar ⇄ Malibagh Moor ⇄ Mouchak ⇄ Malibagh Railgate ⇄ Hazipara ⇄ Rampura Bazar ⇄ Rampura Bridge ⇄ Merul ⇄ Badda ⇄ Uttar Badda ⇄ Shahjadpur ⇄ Bashtola ⇄ Notun Bazar ⇄ Nadda ⇄ Bashundhara ⇄ Jamuna Future Park ⇄ Kuril Bishwa Road ⇄ Khilkhet ⇄ Airport ⇄ Jashimuddin (Uttara) ⇄ Rajlakshmi ⇄ Azampur ⇄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2">
            <text:p>Gulshan Chaka Bus Route (গুলশান চাকা বাস)</text:p>
          </table:table-cell>
          <table:table-cell office:value-type="string" table:style-name="ce2">
            <text:p>Banani ⇄ Gulshan 2 ⇄ Notun 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Hazi Transport Bus Route (হাজি ট্রান্সপোর্ট বাস)</text:p>
          </table:table-cell>
          <table:table-cell office:value-type="string" table:style-name="ce2">
            <text:p>Mirpur 12 ⇄ Pallabi ⇄ Purobi ⇄ Mirpur 10 ⇄ Kazipara ⇄ Shewrapara ⇄ Agargaon ⇄ Bijoy Sarani ⇄ Farmgate ⇄ Kawran Bazar ⇄ Bangla Motor ⇄ Shahbag ⇄ Matsya Bhaban ⇄ High Court ⇄ Press Club ⇄ Paltan ⇄ GPO ⇄ Gulistan ⇄ Motijhee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2">
            <text:p>Himachal Bus Route (হিমাচল বাস)</text:p>
          </table:table-cell>
          <table:table-cell office:value-type="string" table:style-name="ce2">
            <text:p>Mirpur Sony Cinema Hall ⇄ Mirpur 10 ⇄ Kazipara ⇄ Shewrapara ⇄ Mohakhali ⇄ Gulshan 1 ⇄ Badda ⇄ Rampura Bridge ⇄ Rampura Bazar ⇄ Khilgaon Khidma Hospital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2">
            <text:p>Himachal Suveccha Bus Route (হিমাচল শুভেচ্ছা বাস)</text:p>
          </table:table-cell>
          <table:table-cell office:value-type="string" table:style-name="ce2">
            <text:p>Metro Hall ⇄ Chashara ⇄ Shibu Market ⇄ Jalkuri ⇄ Sign Board ⇄ Matuail ⇄ Rayerbag ⇄ Shonir Akhra ⇄ Jatrabari ⇄ Janapath Moor ⇄ Gulistan ⇄ GPO ⇄ Paltan ⇄ Press Club ⇄ High Court ⇄ Matsya Bhaban ⇄ Shahbag ⇄ Bangla Motor ⇄ Kawran Bazar ⇄ Farmgate Bijoy Sarani ⇄ Agargaon ⇄ Taltola ⇄ Shewrapara ⇄ Kazipara ⇄ Mirpur 10 ⇄ Mirpur 11 ⇄ Purobi Pallabi ⇄ Mirpur 1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2">
            <text:p>Himalay Bus Route (হিমালয় বাস)</text:p>
          </table:table-cell>
          <table:table-cell office:value-type="string" table:style-name="ce2">
            <text:p>Madanpur ⇄ Jatrabari ⇄ Bangladesh Bank ⇄ Mogbazar Mohakhali ⇄ Tong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J M Super Paribahan Bus Route (জে এম সুপার পরিবহন বাস)</text:p>
          </table:table-cell>
          <table:table-cell office:value-type="string" table:style-name="ce2">
            <text:p>Jatrabari ⇄ Sayedabad ⇄ Mugdapara ⇄ Bashabo ⇄ Khilgaon ⇄ Malibagh Railgate ⇄ Hazipara ⇄ Rampura Bazar ⇄ Rampura Bridge ⇄ Merul ⇄ Badda ⇄ Uttar Badda ⇄ Shahjadpur ⇄ Bashtola ⇄ Notun Bazar ⇄ Nadda ⇄ Bashundhara ⇄ Jamuna Future Park ⇄ Kuril Bishwa Road ⇄ Khilkhet ⇄ Airport ⇄ Jashimuddin (Uttara) ⇄ Rajlakshmi ⇄ Azampur ⇄ House Building ⇄ Abdullahpur ⇄ Tongi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2">
            <text:p>Janjabil Bus Route (জানযাবিল বাস)</text:p>
          </table:table-cell>
          <table:table-cell office:value-type="string" table:style-name="ce2">
            <text:p>Gabtoli ⇄ Beribadh Tin Rastar Moor ⇄ Rayer Bazar ⇄ Sikder Medical College ⇄ Hazaribag ⇄ Nawabganj ⇄ Kamrangirchar ⇄ Showari Ghat ⇄ Mitford Ghat ⇄ Babu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Jabale Noor Paribahan Bus Route (জাবালে নুর পরিবহন বাস)</text:p>
          </table:table-cell>
          <table:table-cell office:value-type="string" table:style-name="ce2">
            <text:p>Agargaon ⇄ Taltola ⇄ Shewrapara ⇄ Kazipara ⇄ Mirpur 10 ⇄ Mirpur 11 ⇄ Purobi ⇄ Pallabi ⇄ Kalshi ⇄ Kuril Bishwa Road ⇄ Airport ⇄ Jashimuddin (Uttara) ⇄ Rajlakshmi House Building ⇄ Abdullahpu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Jabale Noor Paribahan Bus Route (জাবালে নুর পরিবহন বাস)</text:p>
          </table:table-cell>
          <table:table-cell office:value-type="string" table:style-name="ce2">
            <text:p>Gabtoli ⇄ Mirpur 1 ⇄ Mirpur 10 ⇄ Kalshi ⇄ Kuril Flyover ⇄ Notun Baz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2">
            <text:p>Kamal Plus Paribahan Bus Route (কামাল প্লাস পরিবহন বাস)</text:p>
          </table:table-cell>
          <table:table-cell office:value-type="string" table:style-name="ce2">
            <text:p>Chittagong Road ⇄ Sign Board ⇄ Matuail ⇄ Rayerbag ⇄ Shonir Akhra ⇄ Jatrabari ⇄ Sayedabad ⇄ Gulistan ⇄ Chankhar Pul ⇄ Bakshi Bazar ⇄ Azimpur ⇄ Nilkhet ⇄ New Market ⇄ Science Lab ⇄ City College ⇄ Jigatola ⇄ Dhanmondi 15 ⇄ Star Kabab ⇄ Shankar ⇄ Mohammadpur ⇄ Ghatar Char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2">
            <text:p>kanak Bus Route (কনক বাস)</text:p>
          </table:table-cell>
          <table:table-cell office:value-type="string" table:style-name="ce2">
            <text:p>Mirpur 1 ⇄ Sony Cinema Hall ⇄ Mirpur 2 ⇄ Mirpur 10 ⇄ Mirpur 11 ⇄ Purobi ⇄ Kalshi ⇄ ECB Square ⇄ MES ⇄ Shewra ⇄ Kuril Bishwa Road ⇄ Khilkhet ⇄ Airport Jashimuddin (Uttara) ⇄ Rajlakshmi ⇄ Azampur ⇄ House Building ⇄ Abdulla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2">
            <text:p>Khajababa Bus Route (খাজা বাবা বাস)</text:p>
          </table:table-cell>
          <table:table-cell office:value-type="string" table:style-name="ce2">
            <text:p>Jatrabari ⇄ Sayedabad ⇄ Gulistan ⇄ GPO ⇄ Paltan ⇄ Press Club ⇄ High Court ⇄ Matsya Bhaban ⇄ Shahbag ⇄ Bangla Motor ⇄ Kawran Bazar ⇄ Farmgate ⇄ Khamar Bari ⇄ Agargaon ⇄ Taltola ⇄ Shewrapara ⇄ Kazipara ⇄ Mirpur 10 ⇄ Mirpur 11 ⇄ Purobi ⇄ Pallabi ⇄ Mirpur 12</text:p>
            <text:p>See Full Route Map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2">
            <text:p>Kironmala Paribahan Bus Route (কিরণমালা বাস)</text:p>
          </table:table-cell>
          <table:table-cell office:value-type="string" table:style-name="ce2">
            <text:p>Chiriyakhana ⇄ Mirpur 1 ⇄ Sony Cinema Hall ⇄ Rupnagar ⇄ Birulia ⇄ Ashulia ⇄ Zirabo ⇄ Narshinghapur ⇄ Sura Bari ⇄ Kashimpur ⇄ Jarun ⇄ Konabari</text:p>
            <text:p>See Full Route Map</text:p>
          </table:table-cell>
          <table:table-cell table:number-columns-repeated="16381"/>
        </table:table-row>
        <table:table-row table:number-rows-repeated="1048394" table:style-name="ro1">
          <table:table-cell table:number-columns-repeated="16384"/>
        </table:table-row>
      </table:table>
      <table:database-ranges>
        <table:database-range table:target-range-address="Sheet1.B1:Sheet1.C182" table:name="Table_023" table:display-filter-buttons="true" table:on-update-keep-size="false" table:on-update-keep-styles="true" table:refresh-delay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Lenovo</meta:initial-creator>
    <dc:creator>Lenovo</dc:creator>
    <meta:creation-date>2022-02-02T17:02:37Z</meta:creation-date>
    <dc:date>2022-08-14T06:40:56Z</dc:date>
  </office:meta>
</office:document-meta>
</file>